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style:font-face style:name="apple-system" svg:font-family="apple-system, Roboto, SegoeUI, 'Segoe UI', 'Helvetica Neue', Helvetica, 'Microsoft YaHei', 'Meiryo UI', Meiryo, 'Arial Unicode MS', sans-serif"/>
  </office:font-face-decls>
  <office:automatic-styles>
    <style:style style:name="P1" style:family="paragraph" style:parent-style-name="Contents_20_1">
      <style:text-properties officeooo:paragraph-rsid="00103294"/>
    </style:style>
    <style:style style:name="P2" style:family="paragraph" style:parent-style-name="Contents_20_2">
      <style:text-properties style:text-line-through-style="solid" style:text-line-through-type="single" officeooo:paragraph-rsid="00103294"/>
    </style:style>
    <style:style style:name="P3" style:family="paragraph" style:parent-style-name="Contents_20_2">
      <style:text-properties officeooo:paragraph-rsid="00103294"/>
    </style:style>
    <style:style style:name="P4" style:family="paragraph" style:parent-style-name="Contents_20_3">
      <style:paragraph-properties>
        <style:tab-stops>
          <style:tab-stop style:position="6.4929in" style:type="right" style:leader-style="dotted" style:leader-text="."/>
        </style:tab-stops>
      </style:paragraph-properties>
      <style:text-properties officeooo:paragraph-rsid="00103294"/>
    </style:style>
    <style:style style:name="P5" style:family="paragraph" style:parent-style-name="Contents_20_3">
      <style:paragraph-properties>
        <style:tab-stops>
          <style:tab-stop style:position="6.4929in" style:type="right" style:leader-style="dotted" style:leader-text="."/>
        </style:tab-stops>
      </style:paragraph-properties>
      <style:text-properties style:text-line-through-style="solid" style:text-line-through-type="single" officeooo:paragraph-rsid="00103294"/>
    </style:style>
    <style:style style:name="P6" style:family="paragraph" style:parent-style-name="Header">
      <style:paragraph-properties>
        <style:tab-stops>
          <style:tab-stop style:position="0.1252in"/>
          <style:tab-stop style:position="0.25in"/>
          <style:tab-stop style:position="0.5in"/>
        </style:tab-stops>
      </style:paragraph-properties>
      <style:text-properties officeooo:paragraph-rsid="00103294"/>
    </style:style>
    <style:style style:name="P7" style:family="paragraph" style:parent-style-name="Heading_20_1">
      <style:text-properties officeooo:paragraph-rsid="00103294"/>
    </style:style>
    <style:style style:name="P8" style:family="paragraph" style:parent-style-name="Heading_20_2">
      <style:text-properties officeooo:paragraph-rsid="00103294"/>
    </style:style>
    <style:style style:name="P9" style:family="paragraph" style:parent-style-name="Heading_20_2" style:master-page-name="">
      <loext:graphic-properties draw:fill="none" draw:fill-gradient-name="gradient" draw:fill-hatch-name="hatch"/>
      <style:paragraph-properties fo:margin-left="0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officeooo:rsid="00204055" officeooo:paragraph-rsid="00176448" style:font-size-asian="14pt" style:font-size-complex="14pt"/>
    </style:style>
    <style:style style:name="P10" style:family="paragraph" style:parent-style-name="Heading_20_3">
      <style:text-properties officeooo:paragraph-rsid="00103294"/>
    </style:style>
    <style:style style:name="P11" style:family="paragraph" style:parent-style-name="Standard" style:master-page-name="Standard">
      <style:paragraph-properties fo:text-align="center" style:justify-single-word="false" style:page-number="1"/>
      <style:text-properties fo:font-size="24pt" officeooo:rsid="0001bef8" officeooo:paragraph-rsid="00103294" style:font-size-asian="24pt"/>
    </style:style>
    <style:style style:name="P12" style:family="paragraph" style:parent-style-name="Standard">
      <style:paragraph-properties fo:text-align="center" style:justify-single-word="false"/>
      <style:text-properties fo:font-size="24pt" officeooo:rsid="0001bef8" officeooo:paragraph-rsid="00103294" style:font-size-asian="24pt"/>
    </style:style>
    <style:style style:name="P13" style:family="paragraph" style:parent-style-name="Standard">
      <style:paragraph-properties fo:text-align="center" style:justify-single-word="false"/>
      <style:text-properties fo:font-size="24pt" officeooo:paragraph-rsid="00103294" style:font-size-asian="24pt"/>
    </style:style>
    <style:style style:name="P14" style:family="paragraph" style:parent-style-name="Standard">
      <style:paragraph-properties fo:text-align="center" style:justify-single-word="false"/>
      <style:text-properties fo:font-size="24pt" officeooo:rsid="00215883" officeooo:paragraph-rsid="00103294" style:font-size-asian="24pt"/>
    </style:style>
    <style:style style:name="P15" style:family="paragraph" style:parent-style-name="Standard">
      <style:paragraph-properties fo:text-align="center" style:justify-single-word="false"/>
      <style:text-properties fo:font-size="16pt" officeooo:paragraph-rsid="00103294" style:font-size-asian="16pt"/>
    </style:style>
    <style:style style:name="P16" style:family="paragraph" style:parent-style-name="Standard" style:list-style-name="L1">
      <style:text-properties fo:font-size="16pt" officeooo:rsid="00135547" officeooo:paragraph-rsid="00103294" style:font-size-asian="16pt" style:font-size-complex="16pt"/>
    </style:style>
    <style:style style:name="P17" style:family="paragraph" style:parent-style-name="Standard">
      <loext:graphic-properties draw:fill="none" draw:fill-gradient-name="gradient" draw:fill-hatch-name="hatch"/>
      <style:paragraph-properties fo:margin-left="0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6pt" officeooo:rsid="001e9fb5" officeooo:paragraph-rsid="00103294" style:font-size-asian="16pt" style:font-size-complex="16pt"/>
    </style:style>
    <style:style style:name="P18" style:family="paragraph" style:parent-style-name="Standard">
      <style:paragraph-properties fo:break-before="page"/>
      <style:text-properties fo:font-size="16pt" fo:font-weight="bold" officeooo:paragraph-rsid="00103294" style:font-size-asian="16pt" style:font-weight-asian="bold"/>
    </style:style>
    <style:style style:name="P19" style:family="paragraph" style:parent-style-name="Standard">
      <style:text-properties fo:font-size="16pt" fo:font-weight="bold" officeooo:paragraph-rsid="00103294" style:font-size-asian="16pt" style:font-weight-asian="bold"/>
    </style:style>
    <style:style style:name="P20" style:family="paragraph" style:parent-style-name="Standard">
      <loext:graphic-properties draw:fill="none" draw:fill-gradient-name="gradient" draw:fill-hatch-name="hatch"/>
      <style:paragraph-properties fo:margin-left="0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6pt" officeooo:rsid="00232366" officeooo:paragraph-rsid="00103294" style:font-size-asian="14pt" style:font-size-complex="16pt"/>
    </style:style>
    <style:style style:name="P21" style:family="paragraph" style:parent-style-name="Standard">
      <loext:graphic-properties draw:fill="none" draw:fill-gradient-name="gradient" draw:fill-hatch-name="hatch"/>
      <style:paragraph-properties fo:margin-left="0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6pt" fo:font-style="normal" style:text-underline-style="none" fo:font-weight="normal" officeooo:rsid="00269b9b" officeooo:paragraph-rsid="00103294" style:font-size-asian="16pt" style:font-style-asian="normal" style:font-weight-asian="normal" style:font-size-complex="16pt" style:language-complex="ar" style:country-complex="LY" style:font-style-complex="normal" style:font-weight-complex="normal"/>
    </style:style>
    <style:style style:name="P22" style:family="paragraph" style:parent-style-name="Standard">
      <style:paragraph-properties fo:text-align="center" style:justify-single-word="false"/>
      <style:text-properties officeooo:paragraph-rsid="00103294"/>
    </style:style>
    <style:style style:name="P23" style:family="paragraph" style:parent-style-name="Standard">
      <style:text-properties fo:font-style="italic" officeooo:paragraph-rsid="00103294" style:font-style-asian="italic" style:font-style-complex="italic"/>
    </style:style>
    <style:style style:name="P24" style:family="paragraph" style:parent-style-name="Standard">
      <style:text-properties fo:font-style="italic" officeooo:paragraph-rsid="00129cc3" style:font-style-asian="italic"/>
    </style:style>
    <style:style style:name="P25" style:family="paragraph" style:parent-style-name="Standard">
      <style:paragraph-properties fo:margin-left="0.25in" fo:margin-right="0in" fo:text-indent="-0.25in" style:auto-text-indent="false"/>
      <style:text-properties fo:font-style="italic" officeooo:paragraph-rsid="00129cc3" style:font-style-asian="italic"/>
    </style:style>
    <style:style style:name="P26" style:family="paragraph" style:parent-style-name="Standard">
      <loext:graphic-properties draw:fill="none" draw:fill-gradient-name="gradient" draw:fill-hatch-name="hatch"/>
      <style:paragraph-properties fo:margin-left="0.75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tyle="italic" officeooo:paragraph-rsid="00103294" style:font-style-asian="italic"/>
    </style:style>
    <style:style style:name="P27" style:family="paragraph" style:parent-style-name="Standard">
      <style:text-properties fo:font-style="italic" officeooo:rsid="00129cc3" officeooo:paragraph-rsid="00129cc3" style:font-style-asian="italic"/>
    </style:style>
    <style:style style:name="P28" style:family="paragraph" style:parent-style-name="Standard">
      <style:text-properties fo:font-style="italic" officeooo:paragraph-rsid="00133bad" style:font-style-asian="italic"/>
    </style:style>
    <style:style style:name="P29" style:family="paragraph" style:parent-style-name="Standard">
      <style:text-properties fo:font-style="italic" officeooo:rsid="00176448" officeooo:paragraph-rsid="00176448" style:font-style-asian="italic"/>
    </style:style>
    <style:style style:name="P30" style:family="paragraph" style:parent-style-name="Standard">
      <style:text-properties officeooo:rsid="001b08ee" officeooo:paragraph-rsid="00103294"/>
    </style:style>
    <style:style style:name="P31" style:family="paragraph" style:parent-style-name="Standard" style:list-style-name="L1">
      <style:text-properties officeooo:rsid="00135547" officeooo:paragraph-rsid="00103294"/>
    </style:style>
    <style:style style:name="P32" style:family="paragraph" style:parent-style-name="Standard" style:list-style-name="L1" style:master-page-name="">
      <loext:graphic-properties draw:fill="none"/>
      <style:paragraph-properties fo:margin-left="1in" fo:margin-right="0in" fo:text-indent="0.25in" style:auto-text-indent="false" style:page-number="auto" fo:background-color="transparent">
        <style:tab-stops>
          <style:tab-stop style:position="0.2575in"/>
        </style:tab-stops>
      </style:paragraph-properties>
      <style:text-properties officeooo:rsid="00135547" officeooo:paragraph-rsid="00103294"/>
    </style:style>
    <style:style style:name="P33" style:family="paragraph" style:parent-style-name="Standard" style:master-page-name="">
      <loext:graphic-properties draw:fill="none"/>
      <style:paragraph-properties fo:margin-left="1in" fo:margin-right="0in" fo:text-align="start" style:justify-single-word="false" fo:text-indent="0in" style:auto-text-indent="false" style:page-number="auto" fo:background-color="transparent">
        <style:tab-stops>
          <style:tab-stop style:position="0.4902in"/>
        </style:tab-stops>
      </style:paragraph-properties>
      <style:text-properties officeooo:rsid="00135547" officeooo:paragraph-rsid="00103294"/>
    </style:style>
    <style:style style:name="P34" style:family="paragraph" style:parent-style-name="Standard" style:master-page-name="">
      <loext:graphic-properties draw:fill="none"/>
      <style:paragraph-properties fo:margin-left="1in" fo:margin-right="0in" fo:text-indent="0in" style:auto-text-indent="false" style:page-number="auto" fo:background-color="transparent">
        <style:tab-stops>
          <style:tab-stop style:position="0.122in"/>
        </style:tab-stops>
      </style:paragraph-properties>
      <style:text-properties officeooo:rsid="00135547" officeooo:paragraph-rsid="00103294"/>
    </style:style>
    <style:style style:name="P35" style:family="paragraph" style:parent-style-name="Standard">
      <loext:graphic-properties draw:fill="none"/>
      <style:paragraph-properties fo:margin-left="1in" fo:margin-right="0in" fo:text-indent="0in" style:auto-text-indent="false" fo:background-color="transparent">
        <style:tab-stops>
          <style:tab-stop style:position="0.122in"/>
        </style:tab-stops>
      </style:paragraph-properties>
      <style:text-properties officeooo:rsid="00135547" officeooo:paragraph-rsid="00103294"/>
    </style:style>
    <style:style style:name="P36" style:family="paragraph" style:parent-style-name="Standard" style:master-page-name="">
      <loext:graphic-properties draw:fill="none"/>
      <style:paragraph-properties fo:margin-left="1in" fo:margin-right="0in" fo:text-indent="0in" style:auto-text-indent="false" style:page-number="auto" fo:background-color="transparent">
        <style:tab-stops>
          <style:tab-stop style:position="0.2083in"/>
          <style:tab-stop style:position="0.2453in"/>
          <style:tab-stop style:position="0.7472in"/>
          <style:tab-stop style:position="1.0047in"/>
        </style:tab-stops>
      </style:paragraph-properties>
      <style:text-properties officeooo:rsid="00135547" officeooo:paragraph-rsid="00103294"/>
    </style:style>
    <style:style style:name="P37" style:family="paragraph" style:parent-style-name="Standard" style:master-page-name="">
      <loext:graphic-properties draw:fill="none"/>
      <style:paragraph-properties fo:margin-left="0.75in" fo:margin-right="0in" fo:text-indent="0in" style:auto-text-indent="false" style:page-number="auto" fo:background-color="transparent">
        <style:tab-stops>
          <style:tab-stop style:position="0.6252in"/>
          <style:tab-stop style:position="1.25in"/>
        </style:tab-stops>
      </style:paragraph-properties>
      <style:text-properties officeooo:paragraph-rsid="00103294"/>
    </style:style>
    <style:style style:name="P38" style:family="paragraph" style:parent-style-name="Standard" style:master-page-name="">
      <loext:graphic-properties draw:fill="none"/>
      <style:paragraph-properties fo:margin-left="1in" fo:margin-right="0in" fo:text-indent="0in" style:auto-text-indent="false" style:page-number="auto" fo:background-color="transparent">
        <style:tab-stops>
          <style:tab-stop style:position="0.6252in"/>
        </style:tab-stops>
      </style:paragraph-properties>
      <style:text-properties officeooo:rsid="00149a71" officeooo:paragraph-rsid="00103294"/>
    </style:style>
    <style:style style:name="P39" style:family="paragraph" style:parent-style-name="Standard">
      <loext:graphic-properties draw:fill="none"/>
      <style:paragraph-properties fo:margin-left="1in" fo:margin-right="0in" fo:text-indent="0in" style:auto-text-indent="false" fo:background-color="transparent">
        <style:tab-stops>
          <style:tab-stop style:position="0.9925in"/>
        </style:tab-stops>
      </style:paragraph-properties>
      <style:text-properties officeooo:rsid="00149a71" officeooo:paragraph-rsid="00103294"/>
    </style:style>
    <style:style style:name="P40" style:family="paragraph" style:parent-style-name="Standard">
      <loext:graphic-properties draw:fill="none"/>
      <style:paragraph-properties fo:margin-left="1in" fo:margin-right="0in" fo:text-indent="0in" style:auto-text-indent="false" fo:background-color="transparent">
        <style:tab-stops>
          <style:tab-stop style:position="0.6252in"/>
        </style:tab-stops>
      </style:paragraph-properties>
      <style:text-properties officeooo:rsid="0015929b" officeooo:paragraph-rsid="00103294"/>
    </style:style>
    <style:style style:name="P41" style:family="paragraph" style:parent-style-name="Standard" style:master-page-name="">
      <loext:graphic-properties draw:fill="none"/>
      <style:paragraph-properties fo:margin-left="0.75in" fo:margin-right="0in" fo:text-indent="0in" style:auto-text-indent="false" style:page-number="auto" fo:background-color="transparent">
        <style:tab-stops>
          <style:tab-stop style:position="0.7472in"/>
        </style:tab-stops>
      </style:paragraph-properties>
      <style:text-properties officeooo:rsid="00167a45" officeooo:paragraph-rsid="00103294"/>
    </style:style>
    <style:style style:name="P42" style:family="paragraph" style:parent-style-name="Standard" style:master-page-name="">
      <loext:graphic-properties draw:fill="none"/>
      <style:paragraph-properties fo:margin-left="1in" fo:margin-right="0in" fo:text-indent="0in" style:auto-text-indent="false" style:page-number="auto" fo:background-color="transparent">
        <style:tab-stops>
          <style:tab-stop style:position="0.6252in"/>
        </style:tab-stops>
      </style:paragraph-properties>
      <style:text-properties officeooo:rsid="00167a45" officeooo:paragraph-rsid="00103294"/>
    </style:style>
    <style:style style:name="P43" style:family="paragraph" style:parent-style-name="Standard">
      <loext:graphic-properties draw:fill="none"/>
      <style:paragraph-properties fo:margin-left="0.75in" fo:margin-right="0in" fo:text-indent="0in" style:auto-text-indent="false" fo:background-color="transparent">
        <style:tab-stops>
          <style:tab-stop style:position="0.2083in"/>
          <style:tab-stop style:position="0.2453in"/>
          <style:tab-stop style:position="0.7472in"/>
          <style:tab-stop style:position="1.0047in"/>
        </style:tab-stops>
      </style:paragraph-properties>
      <style:text-properties officeooo:rsid="00197705" officeooo:paragraph-rsid="00103294"/>
    </style:style>
    <style:style style:name="P44" style:family="paragraph" style:parent-style-name="Standard">
      <loext:graphic-properties draw:fill="none"/>
      <style:paragraph-properties fo:margin-left="0.75in" fo:margin-right="0in" fo:text-indent="0in" style:auto-text-indent="false" fo:background-color="transparent">
        <style:tab-stops>
          <style:tab-stop style:position="0.2083in"/>
          <style:tab-stop style:position="0.2453in"/>
          <style:tab-stop style:position="0.7472in"/>
          <style:tab-stop style:position="1.0047in"/>
        </style:tab-stops>
      </style:paragraph-properties>
      <style:text-properties fo:font-style="normal" style:text-underline-style="none" fo:font-weight="normal" officeooo:rsid="001a012b" officeooo:paragraph-rsid="00103294" style:font-style-asian="normal" style:font-weight-asian="normal" style:font-style-complex="normal" style:font-weight-complex="normal"/>
    </style:style>
    <style:style style:name="P45" style:family="paragraph" style:parent-style-name="Standard">
      <loext:graphic-properties draw:fill="none" draw:fill-gradient-name="gradient" draw:fill-hatch-name="hatch"/>
      <style:paragraph-properties fo:margin-left="1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tyle="normal" style:text-underline-style="none" fo:font-weight="normal" officeooo:rsid="001ca404" officeooo:paragraph-rsid="00103294" style:font-style-asian="normal" style:font-weight-asian="normal" style:font-style-complex="normal" style:font-weight-complex="normal"/>
    </style:style>
    <style:style style:name="P46" style:family="paragraph" style:parent-style-name="Standard">
      <loext:graphic-properties draw:fill="none" draw:fill-gradient-name="gradient" draw:fill-hatch-name="hatch"/>
      <style:paragraph-properties fo:margin-left="1.25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tyle="normal" style:text-underline-style="none" fo:font-weight="normal" officeooo:rsid="001e9fb5" officeooo:paragraph-rsid="00103294" style:font-style-asian="normal" style:font-weight-asian="normal" style:font-style-complex="normal" style:font-weight-complex="normal"/>
    </style:style>
    <style:style style:name="P47" style:family="paragraph" style:parent-style-name="Standard">
      <loext:graphic-properties draw:fill="none" draw:fill-gradient-name="gradient" draw:fill-hatch-name="hatch"/>
      <style:paragraph-properties fo:margin-left="0.75in" fo:margin-right="0in" fo:text-indent="0in" style:auto-text-indent="false" fo:background-color="transparent">
        <style:tab-stops>
          <style:tab-stop style:position="0.3189in"/>
          <style:tab-stop style:position="0.5028in" style:type="right"/>
          <style:tab-stop style:position="0.7472in"/>
          <style:tab-stop style:position="1.0047in"/>
        </style:tab-stops>
      </style:paragraph-properties>
      <style:text-properties officeooo:rsid="001a012b" officeooo:paragraph-rsid="00103294"/>
    </style:style>
    <style:style style:name="P48" style:family="paragraph" style:parent-style-name="Standard" style:master-page-name="">
      <loext:graphic-properties draw:fill="none"/>
      <style:paragraph-properties fo:margin-left="1in" fo:margin-right="0in" fo:text-indent="0in" style:auto-text-indent="false" style:page-number="auto" fo:background-color="transparent">
        <style:tab-stops>
          <style:tab-stop style:position="0.2083in"/>
          <style:tab-stop style:position="0.2453in"/>
          <style:tab-stop style:position="0.7472in"/>
          <style:tab-stop style:position="1.0047in"/>
        </style:tab-stops>
      </style:paragraph-properties>
      <style:text-properties officeooo:rsid="001a012b" officeooo:paragraph-rsid="00103294"/>
    </style:style>
    <style:style style:name="P49" style:family="paragraph" style:parent-style-name="Standard" style:master-page-name="">
      <loext:graphic-properties draw:fill="none" draw:fill-gradient-name="gradient" draw:fill-hatch-name="hatch"/>
      <style:paragraph-properties fo:margin-left="1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1bbeff" officeooo:paragraph-rsid="00103294"/>
    </style:style>
    <style:style style:name="P50" style:family="paragraph" style:parent-style-name="Standard" style:master-page-name="">
      <loext:graphic-properties draw:fill="none" draw:fill-gradient-name="gradient" draw:fill-hatch-name="hatch"/>
      <style:paragraph-properties fo:margin-left="0.75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1ca404" officeooo:paragraph-rsid="00103294"/>
    </style:style>
    <style:style style:name="P51" style:family="paragraph" style:parent-style-name="Standard" style:master-page-name="">
      <loext:graphic-properties draw:fill="none" draw:fill-gradient-name="gradient" draw:fill-hatch-name="hatch"/>
      <style:paragraph-properties fo:margin-left="1.25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1ca404" officeooo:paragraph-rsid="00103294"/>
    </style:style>
    <style:style style:name="P52" style:family="paragraph" style:parent-style-name="Standard" style:master-page-name="">
      <loext:graphic-properties draw:fill="none" draw:fill-gradient-name="gradient" draw:fill-hatch-name="hatch"/>
      <style:paragraph-properties fo:margin-left="0.75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officeooo:rsid="001e9fb5" officeooo:paragraph-rsid="00103294" style:font-size-asian="14pt" style:font-size-complex="14pt"/>
    </style:style>
    <style:style style:name="P53" style:family="paragraph" style:parent-style-name="Standard" style:master-page-name="">
      <loext:graphic-properties draw:fill="none" draw:fill-gradient-name="gradient" draw:fill-hatch-name="hatch"/>
      <style:paragraph-properties fo:margin-left="0.8752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officeooo:rsid="001e9fb5" officeooo:paragraph-rsid="0015cc99" style:font-size-asian="14pt" style:font-size-complex="14pt"/>
    </style:style>
    <style:style style:name="P54" style:family="paragraph" style:parent-style-name="Standard" style:master-page-name="">
      <loext:graphic-properties draw:fill="none" draw:fill-gradient-name="gradient" draw:fill-hatch-name="hatch"/>
      <style:paragraph-properties fo:margin-left="0.8752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officeooo:rsid="0021ffe3" officeooo:paragraph-rsid="0015cc99" style:font-size-asian="14pt" style:font-size-complex="14pt"/>
    </style:style>
    <style:style style:name="P55" style:family="paragraph" style:parent-style-name="Standard" style:master-page-name="">
      <loext:graphic-properties draw:fill="none" draw:fill-gradient-name="gradient" draw:fill-hatch-name="hatch"/>
      <style:paragraph-properties fo:margin-left="0.8752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officeooo:rsid="001fbe32" officeooo:paragraph-rsid="0015cc99" style:font-size-asian="14pt" style:font-size-complex="14pt"/>
    </style:style>
    <style:style style:name="P56" style:family="paragraph" style:parent-style-name="Standard">
      <loext:graphic-properties draw:fill="none" draw:fill-gradient-name="gradient" draw:fill-hatch-name="hatch"/>
      <style:paragraph-properties fo:margin-left="0.8752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officeooo:rsid="00204055" officeooo:paragraph-rsid="0015cc99" style:font-size-asian="14pt" style:font-size-complex="14pt"/>
    </style:style>
    <style:style style:name="P57" style:family="paragraph" style:parent-style-name="Standard">
      <loext:graphic-properties draw:fill="none" draw:fill-gradient-name="gradient" draw:fill-hatch-name="hatch"/>
      <style:paragraph-properties fo:margin-left="0.75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fo:font-style="normal" style:text-underline-style="solid" style:text-underline-width="auto" style:text-underline-color="font-color" fo:font-weight="bold" officeooo:rsid="001e9fb5" officeooo:paragraph-rsid="00103294" style:font-size-asian="14pt" style:font-style-asian="normal" style:font-weight-asian="bold" style:font-size-complex="14pt" style:font-style-complex="normal" style:font-weight-complex="bold"/>
    </style:style>
    <style:style style:name="P58" style:family="paragraph" style:parent-style-name="Standard">
      <loext:graphic-properties draw:fill="none" draw:fill-gradient-name="gradient" draw:fill-hatch-name="hatch"/>
      <style:paragraph-properties fo:margin-left="0.8752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fo:font-style="normal" style:text-underline-style="none" fo:font-weight="normal" officeooo:rsid="002326e1" officeooo:paragraph-rsid="00103294" style:font-size-asian="12.25pt" style:font-style-asian="normal" style:font-weight-asian="normal" style:font-size-complex="14pt" style:language-complex="ar" style:country-complex="LY" style:font-style-complex="normal" style:font-weight-complex="normal"/>
    </style:style>
    <style:style style:name="P59" style:family="paragraph" style:parent-style-name="Standard" style:master-page-name="">
      <loext:graphic-properties draw:fill="none" draw:fill-gradient-name="gradient" draw:fill-hatch-name="hatch"/>
      <style:paragraph-properties fo:margin-left="0.8752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4pt" fo:font-style="normal" style:text-underline-style="none" fo:font-weight="normal" officeooo:rsid="002326e1" officeooo:paragraph-rsid="00103294" style:font-size-asian="12.25pt" style:font-style-asian="normal" style:font-weight-asian="normal" style:font-size-complex="14pt" style:language-complex="ar" style:country-complex="LY" style:font-style-complex="normal" style:font-weight-complex="normal"/>
    </style:style>
    <style:style style:name="P60" style:family="paragraph" style:parent-style-name="Standard">
      <loext:graphic-properties draw:fill="none" draw:fill-gradient-name="gradient" draw:fill-hatch-name="hatch"/>
      <style:paragraph-properties fo:margin-left="0.75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1e9fb5" officeooo:paragraph-rsid="0015cc99"/>
    </style:style>
    <style:style style:name="P61" style:family="paragraph" style:parent-style-name="Standard" style:master-page-name="">
      <loext:graphic-properties draw:fill="none" draw:fill-gradient-name="gradient" draw:fill-hatch-name="hatch"/>
      <style:paragraph-properties fo:margin-left="0.8752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1e9fb5" officeooo:paragraph-rsid="00176448"/>
    </style:style>
    <style:style style:name="P62" style:family="paragraph" style:parent-style-name="Standard">
      <loext:graphic-properties draw:fill="none" draw:fill-gradient-name="gradient" draw:fill-hatch-name="hatch"/>
      <style:paragraph-properties fo:margin-left="0.8752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21ffe3" officeooo:paragraph-rsid="0015cc99"/>
    </style:style>
    <style:style style:name="P63" style:family="paragraph" style:parent-style-name="Standard" style:master-page-name="">
      <loext:graphic-properties draw:fill="none" draw:fill-gradient-name="gradient" draw:fill-hatch-name="hatch"/>
      <style:paragraph-properties fo:margin-left="1.1866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21ffe3" officeooo:paragraph-rsid="0015cc99"/>
    </style:style>
    <style:style style:name="P64" style:family="paragraph" style:parent-style-name="Standard" style:master-page-name="">
      <loext:graphic-properties draw:fill="none" draw:fill-gradient-name="gradient" draw:fill-hatch-name="hatch"/>
      <style:paragraph-properties fo:margin-left="0.8752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21ffe3" officeooo:paragraph-rsid="00176448"/>
    </style:style>
    <style:style style:name="P65" style:family="paragraph" style:parent-style-name="Standard" style:master-page-name="">
      <loext:graphic-properties draw:fill="none" draw:fill-gradient-name="gradient" draw:fill-hatch-name="hatch"/>
      <style:paragraph-properties fo:margin-left="0.8752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1fbe32" officeooo:paragraph-rsid="00103294"/>
    </style:style>
    <style:style style:name="P66" style:family="paragraph" style:parent-style-name="Standard">
      <loext:graphic-properties draw:fill="none" draw:fill-gradient-name="gradient" draw:fill-hatch-name="hatch"/>
      <style:paragraph-properties fo:margin-left="0.8752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1fbe32" officeooo:paragraph-rsid="0015cc99"/>
    </style:style>
    <style:style style:name="P67" style:family="paragraph" style:parent-style-name="Standard">
      <loext:graphic-properties draw:fill="none" draw:fill-gradient-name="gradient" draw:fill-hatch-name="hatch"/>
      <style:paragraph-properties fo:margin-left="0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1fbe32" officeooo:paragraph-rsid="0015cc99"/>
    </style:style>
    <style:style style:name="P68" style:family="paragraph" style:parent-style-name="Standard">
      <loext:graphic-properties draw:fill="none" draw:fill-gradient-name="gradient" draw:fill-hatch-name="hatch"/>
      <style:paragraph-properties fo:margin-left="0.8752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204055" officeooo:paragraph-rsid="00103294"/>
    </style:style>
    <style:style style:name="P69" style:family="paragraph" style:parent-style-name="Standard" style:master-page-name="">
      <loext:graphic-properties draw:fill="none" draw:fill-gradient-name="gradient" draw:fill-hatch-name="hatch"/>
      <style:paragraph-properties fo:margin-left="0.8752in" fo:margin-right="0in" fo:text-indent="0in" style:auto-text-indent="false" style:page-number="auto"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204055" officeooo:paragraph-rsid="00103294"/>
    </style:style>
    <style:style style:name="P70" style:family="paragraph" style:parent-style-name="Standard">
      <loext:graphic-properties draw:fill="none" draw:fill-gradient-name="gradient" draw:fill-hatch-name="hatch"/>
      <style:paragraph-properties fo:margin-left="0.8752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officeooo:rsid="00204055" officeooo:paragraph-rsid="0015cc99"/>
    </style:style>
    <style:style style:name="P71" style:family="paragraph" style:parent-style-name="Standard">
      <loext:graphic-properties draw:fill="none" draw:fill-gradient-name="gradient" draw:fill-hatch-name="hatch"/>
      <style:paragraph-properties fo:margin-left="0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2pt" fo:font-style="normal" style:text-underline-style="none" fo:font-weight="normal" officeooo:rsid="001fbe32" officeooo:paragraph-rsid="00103294" style:font-size-asian="10.5pt" style:font-style-asian="normal" style:font-weight-asian="normal" style:font-size-complex="12pt" style:language-complex="ar" style:country-complex="LY" style:font-style-complex="normal" style:font-weight-complex="normal"/>
    </style:style>
    <style:style style:name="P72" style:family="paragraph" style:parent-style-name="Standard">
      <loext:graphic-properties draw:fill="none" draw:fill-gradient-name="gradient" draw:fill-hatch-name="hatch"/>
      <style:paragraph-properties fo:margin-left="0.75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2pt" fo:font-style="normal" style:text-underline-style="none" fo:font-weight="normal" officeooo:rsid="001fbe32" officeooo:paragraph-rsid="00103294" style:font-size-asian="10.5pt" style:font-style-asian="normal" style:font-weight-asian="normal" style:font-size-complex="12pt" style:language-complex="ar" style:country-complex="LY" style:font-style-complex="normal" style:font-weight-complex="normal"/>
    </style:style>
    <style:style style:name="P73" style:family="paragraph" style:parent-style-name="Standard">
      <loext:graphic-properties draw:fill="none" draw:fill-gradient-name="gradient" draw:fill-hatch-name="hatch"/>
      <style:paragraph-properties fo:margin-left="0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2pt" fo:font-style="normal" style:text-underline-style="none" fo:font-weight="normal" officeooo:rsid="001fbe32" officeooo:paragraph-rsid="00129cc3" style:font-size-asian="10.5pt" style:font-style-asian="normal" style:font-weight-asian="normal" style:font-size-complex="12pt" style:language-complex="ar" style:country-complex="LY" style:font-style-complex="normal" style:font-weight-complex="normal"/>
    </style:style>
    <style:style style:name="P74" style:family="paragraph" style:parent-style-name="Standard">
      <loext:graphic-properties draw:fill="none" draw:fill-gradient-name="gradient" draw:fill-hatch-name="hatch"/>
      <style:paragraph-properties fo:margin-left="0in" fo:margin-right="0in" fo:text-indent="0in" style:auto-text-indent="false" fo:background-color="transparent">
        <style:tab-stops>
          <style:tab-stop style:position="0.2083in"/>
          <style:tab-stop style:position="0.3673in" style:type="right"/>
          <style:tab-stop style:position="0.4291in"/>
          <style:tab-stop style:position="0.7472in"/>
          <style:tab-stop style:position="1.0047in"/>
        </style:tab-stops>
      </style:paragraph-properties>
      <style:text-properties fo:font-size="12pt" fo:font-style="normal" style:text-underline-style="none" fo:font-weight="normal" officeooo:rsid="001fbe32" officeooo:paragraph-rsid="0015cc99" style:font-size-asian="10.5pt" style:font-style-asian="normal" style:font-weight-asian="normal" style:font-size-complex="12pt" style:language-complex="ar" style:country-complex="LY" style:font-style-complex="normal" style:font-weight-complex="normal"/>
    </style:style>
    <style:style style:name="P75" style:family="paragraph" style:parent-style-name="Standard">
      <style:text-properties officeooo:rsid="0019a8e6" officeooo:paragraph-rsid="0019a8e6" style:language-complex="ar" style:country-complex="LY"/>
    </style:style>
    <style:style style:name="P76" style:family="paragraph" style:parent-style-name="Standard">
      <style:text-properties officeooo:rsid="0019a8e6" officeooo:paragraph-rsid="001a08ed" style:language-complex="ar" style:country-complex="LY"/>
    </style:style>
    <style:style style:name="P77" style:family="paragraph" style:parent-style-name="Standard">
      <style:text-properties officeooo:rsid="0019a8e6" officeooo:paragraph-rsid="001acff6" style:language-complex="ar" style:country-complex="LY"/>
    </style:style>
    <style:style style:name="P78" style:family="paragraph" style:parent-style-name="Standard">
      <style:text-properties officeooo:rsid="001acff6" officeooo:paragraph-rsid="001acff6" style:language-complex="ar" style:country-complex="LY"/>
    </style:style>
    <style:style style:name="P79" style:family="paragraph" style:parent-style-name="Standard">
      <style:text-properties officeooo:rsid="001acff6" officeooo:paragraph-rsid="001b04bc" style:language-complex="ar" style:country-complex="LY"/>
    </style:style>
    <style:style style:name="P80" style:family="paragraph" style:parent-style-name="Standard">
      <style:text-properties officeooo:paragraph-rsid="00103294"/>
    </style:style>
    <style:style style:name="P81" style:family="paragraph" style:parent-style-name="Standard" style:master-page-name="">
      <loext:graphic-properties draw:fill="none"/>
      <style:paragraph-properties fo:margin-left="1in" fo:margin-right="0in" fo:text-indent="0in" style:auto-text-indent="false" style:page-number="auto" fo:background-color="transparent">
        <style:tab-stops>
          <style:tab-stop style:position="0.2083in"/>
          <style:tab-stop style:position="0.2453in"/>
          <style:tab-stop style:position="0.7472in"/>
          <style:tab-stop style:position="1.0047in"/>
        </style:tab-stops>
      </style:paragraph-properties>
      <style:text-properties officeooo:paragraph-rsid="00103294"/>
    </style:style>
    <style:style style:name="P82" style:family="paragraph" style:parent-style-name="Standard">
      <style:text-properties style:text-underline-style="none" fo:font-weight="normal" officeooo:rsid="00150c8d" officeooo:paragraph-rsid="00150c8d" style:font-weight-asian="normal" style:font-weight-complex="normal"/>
    </style:style>
    <style:style style:name="P83" style:family="paragraph" style:parent-style-name="Standard">
      <style:text-properties style:text-underline-style="none" fo:font-weight="normal" officeooo:rsid="0015cc99" officeooo:paragraph-rsid="0015cc99" style:font-weight-asian="normal" style:font-weight-complex="normal"/>
    </style:style>
    <style:style style:name="P84" style:family="paragraph" style:parent-style-name="Standard">
      <style:text-properties officeooo:rsid="0012e984" officeooo:paragraph-rsid="0012e984"/>
    </style:style>
    <style:style style:name="P85" style:family="paragraph" style:parent-style-name="Standard">
      <style:text-properties officeooo:rsid="00133bad" officeooo:paragraph-rsid="00150c8d"/>
    </style:style>
    <style:style style:name="P86" style:family="paragraph" style:parent-style-name="Standard">
      <style:text-properties officeooo:rsid="00150c8d" officeooo:paragraph-rsid="00150c8d"/>
    </style:style>
    <style:style style:name="P87" style:family="paragraph" style:parent-style-name="Standard">
      <style:text-properties officeooo:paragraph-rsid="00150c8d"/>
    </style:style>
    <style:style style:name="P88" style:family="paragraph" style:parent-style-name="Standard">
      <style:text-properties officeooo:paragraph-rsid="0015cc99"/>
    </style:style>
    <style:style style:name="P89" style:family="paragraph" style:parent-style-name="Standard">
      <style:text-properties officeooo:rsid="001acff6" officeooo:paragraph-rsid="001acff6"/>
    </style:style>
    <style:style style:name="P90" style:family="paragraph" style:parent-style-name="Standard">
      <style:text-properties officeooo:rsid="001b04bc" officeooo:paragraph-rsid="001b04bc"/>
    </style:style>
    <style:style style:name="P91" style:family="paragraph" style:parent-style-name="Standard">
      <style:text-properties style:font-name="Liberation Serif" officeooo:rsid="001acff6" officeooo:paragraph-rsid="001acff6"/>
    </style:style>
    <style:style style:name="P92" style:family="paragraph" style:parent-style-name="Standard">
      <style:text-properties style:font-name="Liberation Serif" fo:font-size="12pt" officeooo:rsid="001acff6" officeooo:paragraph-rsid="001acff6" style:font-size-asian="12pt" style:font-size-complex="12pt"/>
    </style:style>
    <style:style style:name="P93" style:family="paragraph" style:parent-style-name="Standard">
      <style:text-properties style:font-name="Liberation Serif" fo:font-size="12pt" officeooo:rsid="001b04bc" officeooo:paragraph-rsid="001b04bc" style:font-size-asian="12pt" style:font-size-complex="12pt"/>
    </style:style>
    <style:style style:name="P94" style:family="paragraph" style:parent-style-name="Standard">
      <style:text-properties style:font-name="Liberation Serif" fo:font-size="12pt" officeooo:rsid="001afa6f" officeooo:paragraph-rsid="001afa6f" style:font-size-asian="12pt" style:font-size-complex="12pt"/>
    </style:style>
    <style:style style:name="P95" style:family="paragraph" style:parent-style-name="Standard">
      <style:text-properties style:font-name="Liberation Serif" fo:font-size="12pt" officeooo:rsid="001ceadf" officeooo:paragraph-rsid="001ceadf" style:font-size-asian="12pt" style:font-size-complex="12pt"/>
    </style:style>
    <style:style style:name="P96" style:family="paragraph" style:parent-style-name="Text_20_body">
      <style:text-properties fo:font-style="italic" officeooo:paragraph-rsid="00103294" style:font-style-asian="italic" style:font-style-complex="italic"/>
    </style:style>
    <style:style style:name="P97" style:family="paragraph" style:parent-style-name="Text_20_body" style:list-style-name="L10">
      <style:paragraph-properties fo:margin-top="0.0835in" fo:margin-bottom="0in" style:contextual-spacing="false" fo:text-align="start" style:justify-single-word="false" fo:orphans="2" fo:widows="2" fo:padding="0in" fo:border="none"/>
      <style:text-properties fo:font-style="italic" officeooo:rsid="001f10f5" style:font-style-asian="italic"/>
    </style:style>
    <style:style style:name="P98" style:family="paragraph" style:parent-style-name="Text_20_body" style:list-style-name="WWNum2">
      <style:text-properties officeooo:paragraph-rsid="00103294"/>
    </style:style>
    <style:style style:name="P99" style:family="paragraph" style:parent-style-name="Text_20_body">
      <style:text-properties officeooo:paragraph-rsid="00103294"/>
    </style:style>
    <style:style style:name="T1" style:family="text">
      <style:text-properties style:text-line-through-style="solid" style:text-line-through-type="single"/>
    </style:style>
    <style:style style:name="T2" style:family="text">
      <style:text-properties fo:font-size="14pt" style:font-size-asian="14pt" style:font-size-complex="14pt"/>
    </style:style>
    <style:style style:name="T3" style:family="text">
      <style:text-properties fo:font-size="14pt" officeooo:rsid="00135547" style:font-size-asian="14pt" style:font-size-complex="14pt"/>
    </style:style>
    <style:style style:name="T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 style:family="text">
      <style:text-properties fo:font-size="14pt" style:text-underline-style="solid" style:text-underline-width="auto" style:text-underline-color="font-color" fo:font-weight="bold" officeooo:rsid="00135547" style:font-size-asian="14pt" style:font-weight-asian="bold" style:font-size-complex="14pt" style:font-weight-complex="bold"/>
    </style:style>
    <style:style style:name="T6" style:family="text">
      <style:text-properties fo:font-size="14pt" style:text-underline-style="solid" style:text-underline-width="auto" style:text-underline-color="font-color" fo:font-weight="bold" officeooo:rsid="001a012b" style:font-size-asian="14pt" style:font-weight-asian="bold" style:font-size-complex="14pt" style:font-weight-complex="bold"/>
    </style:style>
    <style:style style:name="T7"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8" style:family="text">
      <style:text-properties fo:font-size="14pt" fo:font-style="normal" style:text-underline-style="solid" style:text-underline-width="auto" style:text-underline-color="font-color" fo:font-weight="bold" officeooo:rsid="001a012b" style:font-size-asian="14pt" style:font-style-asian="normal" style:font-weight-asian="bold" style:font-size-complex="14pt" style:font-style-complex="normal" style:font-weight-complex="bold"/>
    </style:style>
    <style:style style:name="T9"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language-complex="ar" style:country-complex="LY" style:font-style-complex="normal" style:font-weight-complex="bold"/>
    </style:style>
    <style:style style:name="T10" style:family="text">
      <style:text-properties fo:font-size="14pt" fo:font-style="normal" style:text-underline-style="solid" style:text-underline-width="auto" style:text-underline-color="font-color" fo:font-weight="bold" officeooo:rsid="001fbe32" style:font-size-asian="14pt" style:font-style-asian="normal" style:font-weight-asian="bold" style:font-size-complex="14pt" style:language-complex="ar" style:country-complex="LY" style:font-style-complex="normal" style:font-weight-complex="bold"/>
    </style:style>
    <style:style style:name="T11"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font-size="14pt" fo:font-style="normal" style:text-underline-style="none" fo:font-weight="normal" style:font-size-asian="14pt" style:font-style-asian="normal" style:font-weight-asian="normal" style:font-size-complex="14pt" style:language-complex="ar" style:country-complex="LY" style:font-style-complex="normal" style:font-weight-complex="normal"/>
    </style:style>
    <style:style style:name="T13" style:family="text">
      <style:text-properties fo:font-size="14pt" fo:font-style="normal" style:text-underline-style="none" fo:font-weight="normal" officeooo:rsid="002326e1" style:font-size-asian="14pt" style:font-style-asian="normal" style:font-weight-asian="normal" style:font-size-complex="14pt" style:language-complex="ar" style:country-complex="LY" style:font-style-complex="normal" style:font-weight-complex="normal"/>
    </style:style>
    <style:style style:name="T14" style:family="text">
      <style:text-properties fo:font-size="14pt" fo:font-style="normal" style:text-underline-style="none" fo:font-weight="normal" officeooo:rsid="0021ffe3" style:font-size-asian="14pt" style:font-style-asian="normal" style:font-weight-asian="normal" style:font-size-complex="14pt" style:language-complex="ar" style:country-complex="LY" style:font-style-complex="normal" style:font-weight-complex="normal"/>
    </style:style>
    <style:style style:name="T15" style:family="text">
      <style:text-properties fo:font-size="14pt" fo:font-style="normal" style:text-underline-style="none" fo:font-weight="normal" officeooo:rsid="001fbe32" style:font-size-asian="14pt" style:font-style-asian="normal" style:font-weight-asian="normal" style:font-size-complex="14pt" style:language-complex="ar" style:country-complex="LY" style:font-style-complex="normal" style:font-weight-complex="normal"/>
    </style:style>
    <style:style style:name="T16" style:family="text">
      <style:text-properties officeooo:rsid="00149a71"/>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15929b" style:font-weight-asian="bold" style:font-weight-complex="bold"/>
    </style:style>
    <style:style style:name="T19" style:family="text">
      <style:text-properties style:text-underline-style="solid" style:text-underline-width="auto" style:text-underline-color="font-color" fo:font-weight="bold" officeooo:rsid="00167a45" style:font-weight-asian="bold" style:font-weight-complex="bold"/>
    </style:style>
    <style:style style:name="T20" style:family="text">
      <style:text-properties style:text-underline-style="solid" style:text-underline-width="auto" style:text-underline-color="font-color" fo:font-weight="bold" officeooo:rsid="0017d152" style:font-weight-asian="bold" style:font-weight-complex="bold"/>
    </style:style>
    <style:style style:name="T21" style:family="text">
      <style:text-properties style:text-underline-style="solid" style:text-underline-width="auto" style:text-underline-color="font-color" fo:font-weight="bold" officeooo:rsid="0015cc99" style:font-weight-asian="bold" style:font-weight-complex="bold"/>
    </style:style>
    <style:style style:name="T22" style:family="text">
      <style:text-properties officeooo:rsid="00135547"/>
    </style:style>
    <style:style style:name="T23" style:family="text">
      <style:text-properties officeooo:rsid="00167a45"/>
    </style:style>
    <style:style style:name="T24" style:family="text">
      <style:text-properties officeooo:rsid="0015929b"/>
    </style:style>
    <style:style style:name="T25" style:family="text">
      <style:text-properties officeooo:rsid="0017d152"/>
    </style:style>
    <style:style style:name="T26" style:family="text">
      <style:text-properties officeooo:rsid="00197705"/>
    </style:style>
    <style:style style:name="T2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8" style:family="text">
      <style:text-properties fo:font-style="normal" style:text-underline-style="solid" style:text-underline-width="auto" style:text-underline-color="font-color" fo:font-weight="bold" officeooo:rsid="001a012b" style:font-style-asian="normal" style:font-weight-asian="bold" style:font-style-complex="normal" style:font-weight-complex="bold"/>
    </style:style>
    <style:style style:name="T29" style:family="text">
      <style:text-properties fo:font-style="normal" style:text-underline-style="solid" style:text-underline-width="auto" style:text-underline-color="font-color" fo:font-weight="bold" style:font-style-asian="normal" style:font-weight-asian="bold" style:language-complex="ar" style:country-complex="LY" style:font-style-complex="normal" style:font-weight-complex="bold"/>
    </style:style>
    <style:style style:name="T30" style:family="text">
      <style:text-properties fo:font-style="normal" style:text-underline-style="solid" style:text-underline-width="auto" style:text-underline-color="font-color" fo:font-weight="bold" officeooo:rsid="001fbe32" style:font-style-asian="normal" style:font-weight-asian="bold" style:language-complex="ar" style:country-complex="LY" style:font-style-complex="normal" style:font-weight-complex="bold"/>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fo:font-style="normal" style:text-underline-style="none" fo:font-weight="normal" officeooo:rsid="001a012b" style:font-style-asian="normal" style:font-weight-asian="normal" style:font-style-complex="normal" style:font-weight-complex="normal"/>
    </style:style>
    <style:style style:name="T33" style:family="text">
      <style:text-properties fo:font-style="normal" style:text-underline-style="none" fo:font-weight="normal" officeooo:rsid="001bbeff" style:font-style-asian="normal" style:font-weight-asian="normal" style:font-style-complex="normal" style:font-weight-complex="normal"/>
    </style:style>
    <style:style style:name="T34" style:family="text">
      <style:text-properties fo:font-style="normal" style:text-underline-style="none" fo:font-weight="normal" officeooo:rsid="001ca404" style:font-style-asian="normal" style:font-weight-asian="normal" style:font-style-complex="normal" style:font-weight-complex="normal"/>
    </style:style>
    <style:style style:name="T35" style:family="text">
      <style:text-properties fo:font-style="normal" style:text-underline-style="none" fo:font-weight="normal" officeooo:rsid="002326e1" style:font-style-asian="normal" style:font-weight-asian="normal" style:font-style-complex="normal" style:font-weight-complex="normal"/>
    </style:style>
    <style:style style:name="T36" style:family="text">
      <style:text-properties fo:font-style="normal" style:text-underline-style="none" fo:font-weight="normal" officeooo:rsid="001e9fb5" style:font-style-asian="normal" style:font-weight-asian="normal" style:font-style-complex="normal" style:font-weight-complex="normal"/>
    </style:style>
    <style:style style:name="T37" style:family="text">
      <style:text-properties fo:font-style="normal" style:text-underline-style="none" fo:font-weight="normal" officeooo:rsid="0019a8e6" style:font-style-asian="normal" style:font-weight-asian="normal" style:font-style-complex="normal" style:font-weight-complex="normal"/>
    </style:style>
    <style:style style:name="T38" style:family="text">
      <style:text-properties fo:font-style="normal" style:text-underline-style="none" fo:font-weight="normal" style:font-style-asian="normal" style:font-weight-asian="normal" style:language-complex="ar" style:country-complex="LY" style:font-style-complex="normal" style:font-weight-complex="normal"/>
    </style:style>
    <style:style style:name="T39" style:family="text">
      <style:text-properties fo:font-style="normal" style:text-underline-style="none" fo:font-weight="normal" officeooo:rsid="0021ec12" style:font-style-asian="normal" style:font-weight-asian="normal" style:language-complex="ar" style:country-complex="LY" style:font-style-complex="normal" style:font-weight-complex="normal"/>
    </style:style>
    <style:style style:name="T40" style:family="text">
      <style:text-properties fo:font-style="normal" style:text-underline-style="none" fo:font-weight="normal" officeooo:rsid="001fbe32" style:font-style-asian="normal" style:font-weight-asian="normal" style:language-complex="ar" style:country-complex="LY" style:font-style-complex="normal" style:font-weight-complex="normal"/>
    </style:style>
    <style:style style:name="T41" style:family="text">
      <style:text-properties fo:font-style="normal" style:text-underline-style="none" fo:font-weight="normal" officeooo:rsid="002326e1" style:font-style-asian="normal" style:font-weight-asian="normal" style:language-complex="ar" style:country-complex="LY" style:font-style-complex="normal" style:font-weight-complex="normal"/>
    </style:style>
    <style:style style:name="T42" style:family="text">
      <style:text-properties fo:font-style="normal" style:text-underline-style="none" fo:font-weight="normal" officeooo:rsid="0021ffe3" style:font-style-asian="normal" style:font-weight-asian="normal" style:language-complex="ar" style:country-complex="LY" style:font-style-complex="normal" style:font-weight-complex="normal"/>
    </style:style>
    <style:style style:name="T43" style:family="text">
      <style:text-properties fo:font-style="normal" style:font-style-asian="normal" style:font-style-complex="normal"/>
    </style:style>
    <style:style style:name="T44" style:family="text">
      <style:text-properties fo:font-style="normal" officeooo:rsid="00176448" style:font-style-asian="normal" style:font-style-complex="normal"/>
    </style:style>
    <style:style style:name="T45" style:family="text">
      <style:text-properties fo:font-size="12pt" fo:font-style="normal" style:text-underline-style="none" fo:font-weight="normal" style:font-size-asian="10.5pt" style:font-style-asian="normal" style:font-weight-asian="normal" style:font-size-complex="12pt" style:language-complex="ar" style:country-complex="LY" style:font-style-complex="normal" style:font-weight-complex="normal"/>
    </style:style>
    <style:style style:name="T46" style:family="text">
      <style:text-properties fo:font-size="12pt" fo:font-style="normal" style:text-underline-style="none" fo:font-weight="normal" officeooo:rsid="001fbe32" style:font-size-asian="10.5pt" style:font-style-asian="normal" style:font-weight-asian="normal" style:font-size-complex="12pt" style:language-complex="ar" style:country-complex="LY" style:font-style-complex="normal" style:font-weight-complex="normal"/>
    </style:style>
    <style:style style:name="T47" style:family="text">
      <style:text-properties fo:font-size="12pt" fo:font-style="normal" style:text-underline-style="none" fo:font-weight="normal" officeooo:rsid="002326e1" style:font-size-asian="10.5pt" style:font-style-asian="normal" style:font-weight-asian="normal" style:font-size-complex="12pt" style:language-complex="ar" style:country-complex="LY" style:font-style-complex="normal" style:font-weight-complex="normal"/>
    </style:style>
    <style:style style:name="T48" style:family="text">
      <style:text-properties fo:font-size="12pt" fo:font-style="normal" style:text-underline-style="none" fo:font-weight="normal" officeooo:rsid="0021ffe3" style:font-size-asian="10.5pt" style:font-style-asian="normal" style:font-weight-asian="normal" style:font-size-complex="12pt" style:language-complex="ar" style:country-complex="LY" style:font-style-complex="normal" style:font-weight-complex="normal"/>
    </style:style>
    <style:style style:name="T49" style:family="text">
      <style:text-properties fo:font-size="12pt" fo:font-style="normal" style:text-underline-style="none" fo:font-weight="normal" officeooo:rsid="0021ec12" style:font-size-asian="10.5pt" style:font-style-asian="normal" style:font-weight-asian="normal" style:font-size-complex="12pt" style:language-complex="ar" style:country-complex="LY" style:font-style-complex="normal" style:font-weight-complex="normal"/>
    </style:style>
    <style:style style:name="T50" style:family="text">
      <style:text-properties fo:font-size="12pt" fo:font-style="normal" style:text-underline-style="none" fo:font-weight="normal" officeooo:rsid="00204055" style:font-size-asian="10.5pt" style:font-style-asian="normal" style:font-weight-asian="normal" style:font-size-complex="12pt" style:language-complex="ar" style:country-complex="LY" style:font-style-complex="normal" style:font-weight-complex="normal"/>
    </style:style>
    <style:style style:name="T51" style:family="text">
      <style:text-properties fo:font-size="12pt" fo:font-style="normal" style:text-underline-style="none" fo:font-weight="normal" style:font-size-asian="12pt" style:font-style-asian="normal" style:font-weight-asian="normal" style:font-size-complex="12pt" style:language-complex="ar" style:country-complex="LY" style:font-style-complex="normal" style:font-weight-complex="normal"/>
    </style:style>
    <style:style style:name="T52" style:family="text">
      <style:text-properties fo:font-size="12pt" fo:font-style="normal" style:text-underline-style="none" fo:font-weight="normal" officeooo:rsid="002326e1" style:font-size-asian="12pt" style:font-style-asian="normal" style:font-weight-asian="normal" style:font-size-complex="12pt" style:language-complex="ar" style:country-complex="LY" style:font-style-complex="normal" style:font-weight-complex="normal"/>
    </style:style>
    <style:style style:name="T53" style:family="text">
      <style:text-properties fo:font-size="12pt" fo:font-style="normal" style:text-underline-style="none" fo:font-weight="normal" officeooo:rsid="00176448" style:font-size-asian="12pt" style:font-style-asian="normal" style:font-weight-asian="normal" style:font-size-complex="12pt" style:language-complex="ar" style:country-complex="LY" style:font-style-complex="normal" style:font-weight-complex="normal"/>
    </style:style>
    <style:style style:name="T54" style:family="text">
      <style:text-properties fo:font-size="12pt" fo:font-style="normal" style:text-underline-style="solid" style:text-underline-width="auto" style:text-underline-color="font-color" fo:font-weight="bold" style:font-size-asian="10.5pt" style:font-style-asian="normal" style:font-weight-asian="bold" style:font-size-complex="12pt" style:language-complex="ar" style:country-complex="LY" style:font-style-complex="normal" style:font-weight-complex="bold"/>
    </style:style>
    <style:style style:name="T55" style:family="text">
      <style:text-properties fo:font-size="12pt" fo:font-style="normal" style:text-underline-style="solid" style:text-underline-width="auto" style:text-underline-color="font-color" fo:font-weight="bold" officeooo:rsid="001fbe32" style:font-size-asian="10.5pt" style:font-style-asian="normal" style:font-weight-asian="bold" style:font-size-complex="12pt" style:language-complex="ar" style:country-complex="LY" style:font-style-complex="normal" style:font-weight-complex="bold"/>
    </style:style>
    <style:style style:name="T56" style:family="text">
      <style:text-properties fo:font-size="12pt" fo:font-style="normal" style:text-underline-style="solid" style:text-underline-width="auto" style:text-underline-color="font-color" fo:font-weight="bold" officeooo:rsid="00204055" style:font-size-asian="10.5pt" style:font-style-asian="normal" style:font-weight-asian="bold" style:font-size-complex="12pt" style:language-complex="ar" style:country-complex="LY" style:font-style-complex="normal" style:font-weight-complex="bold"/>
    </style:style>
    <style:style style:name="T57"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language-complex="ar" style:country-complex="LY" style:font-style-complex="normal" style:font-weight-complex="bold"/>
    </style:style>
    <style:style style:name="T58" style:family="text">
      <style:text-properties fo:font-style="italic" style:font-style-asian="italic"/>
    </style:style>
    <style:style style:name="T59" style:family="text">
      <style:text-properties officeooo:rsid="00103294" style:language-complex="ar" style:country-complex="LY"/>
    </style:style>
    <style:style style:name="T60" style:family="text">
      <style:text-properties officeooo:rsid="00103294"/>
    </style:style>
    <style:style style:name="T61" style:family="text">
      <style:text-properties fo:font-size="24pt" officeooo:rsid="00103294" style:font-size-asian="24pt" style:language-complex="ar" style:country-complex="LY"/>
    </style:style>
    <style:style style:name="T62" style:family="text">
      <style:text-properties fo:font-size="24pt" officeooo:rsid="0001bef8" style:font-size-asian="24pt"/>
    </style:style>
    <style:style style:name="T63" style:family="text">
      <style:text-properties officeooo:rsid="00129cc3"/>
    </style:style>
    <style:style style:name="T64" style:family="text">
      <style:text-properties officeooo:rsid="0012e984"/>
    </style:style>
    <style:style style:name="T65" style:family="text">
      <style:text-properties officeooo:rsid="00133bad"/>
    </style:style>
    <style:style style:name="T66" style:family="text">
      <style:text-properties officeooo:rsid="00150c8d"/>
    </style:style>
    <style:style style:name="T67" style:family="text">
      <style:text-properties style:text-underline-style="none" fo:font-weight="normal" officeooo:rsid="0015cc99" style:font-weight-asian="normal" style:font-weight-complex="normal"/>
    </style:style>
    <style:style style:name="T68" style:family="text">
      <style:text-properties fo:font-variant="normal" fo:text-transform="none" fo:color="#000000" loext:opacity="100%" style:font-name="apple-system" fo:font-size="10.5pt" fo:letter-spacing="normal" fo:font-style="normal" fo:font-weight="normal"/>
    </style:style>
    <style:style style:name="T69" style:family="text">
      <style:text-properties fo:font-variant="normal" fo:text-transform="none" fo:color="#000000" loext:opacity="100%" style:font-name="apple-system" fo:font-size="10.5pt" fo:letter-spacing="normal" fo:font-style="normal" fo:font-weight="normal" loext:padding-left="0in" loext:padding-right="0in" loext:padding-top="0in" loext:padding-bottom="0.0193in" loext:border-left="none" loext:border-right="none" loext:border-top="none" loext:border-bottom="1.5pt solid #000000"/>
    </style:style>
    <style:style style:name="T70" style:family="text">
      <style:text-properties fo:font-variant="normal" fo:text-transform="none" fo:color="#000000" loext:opacity="100%" style:font-name="apple-system" fo:font-size="10.5pt" fo:letter-spacing="normal" fo:font-style="normal" fo:font-weight="normal" fo:background-color="transparent" loext:char-shading-value="0" loext:padding="0.0193in" loext:border="0.06pt solid #000000"/>
    </style:style>
    <style:style style:name="T71" style:family="text">
      <style:text-properties fo:font-variant="normal" fo:text-transform="none" fo:color="#000000" loext:opacity="100%" style:font-name="apple-system" fo:font-size="10.5pt" fo:letter-spacing="normal" fo:font-style="normal" fo:font-weight="normal" style:language-complex="ar" style:country-complex="LY"/>
    </style:style>
    <style:style style:name="T72" style:family="text">
      <style:text-properties fo:font-variant="normal" fo:text-transform="none" fo:color="#000000" loext:opacity="100%" style:font-name="apple-system" fo:font-size="10.5pt" fo:letter-spacing="normal" fo:font-style="normal" fo:font-weight="normal" officeooo:rsid="001b04bc" style:language-complex="ar" style:country-complex="LY"/>
    </style:style>
    <style:style style:name="T73" style:family="text">
      <style:text-properties fo:font-variant="normal" fo:text-transform="none" fo:color="#000000" loext:opacity="100%" style:font-name="apple-system" fo:font-size="10.5pt" fo:letter-spacing="normal" fo:font-style="normal" fo:font-weight="normal" officeooo:rsid="001c6ff9" style:language-complex="ar" style:country-complex="LY"/>
    </style:style>
    <style:style style:name="T74" style:family="text">
      <style:text-properties fo:font-variant="normal" fo:text-transform="none" fo:color="#000000" loext:opacity="100%" style:font-name="apple-system" fo:font-size="10.5pt" fo:letter-spacing="normal" fo:font-style="normal" fo:font-weight="normal" officeooo:rsid="001b04bc"/>
    </style:style>
    <style:style style:name="T75" style:family="text">
      <style:text-properties fo:font-variant="normal" fo:text-transform="none" fo:color="#000000" loext:opacity="100%" style:font-name="apple-system" fo:font-size="10.5pt" fo:letter-spacing="normal" fo:font-style="normal" fo:font-weight="normal" officeooo:rsid="001ceadf"/>
    </style:style>
    <style:style style:name="T76" style:family="text">
      <style:text-properties fo:font-variant="normal" fo:text-transform="none" fo:color="#000000" loext:opacity="100%" style:font-name="apple-system" fo:font-size="10.5pt" fo:letter-spacing="normal" fo:font-style="normal" fo:font-weight="normal" officeooo:rsid="001e90fd"/>
    </style:style>
    <style:style style:name="T77" style:family="text">
      <style:text-properties fo:font-variant="normal" fo:text-transform="none" fo:color="#000000" loext:opacity="100%" style:font-name="Liberation Serif" fo:font-size="10.5pt" fo:letter-spacing="normal" fo:font-style="normal" fo:font-weight="normal" officeooo:rsid="001b04bc"/>
    </style:style>
    <style:style style:name="T78" style:family="text">
      <style:text-properties fo:font-variant="normal" fo:text-transform="none" fo:color="#000000" loext:opacity="100%" style:font-name="Liberation Serif" fo:font-size="10.5pt" fo:letter-spacing="normal" fo:font-style="normal" fo:font-weight="normal" style:language-complex="ar" style:country-complex="LY"/>
    </style:style>
    <style:style style:name="T79" style:family="text">
      <style:text-properties fo:font-variant="normal" fo:text-transform="none" fo:color="#000000" loext:opacity="100%" style:font-name="Liberation Serif" fo:font-size="10.5pt" fo:letter-spacing="normal" fo:font-style="normal" fo:font-weight="normal" officeooo:rsid="001b04bc" style:language-complex="ar" style:country-complex="LY"/>
    </style:style>
    <style:style style:name="T80" style:family="text">
      <style:text-properties fo:font-variant="normal" fo:text-transform="none" fo:color="#000000" loext:opacity="100%" style:font-name="Liberation Serif" fo:font-size="10.5pt" fo:letter-spacing="normal" fo:font-style="normal" fo:font-weight="normal" officeooo:rsid="001c6ff9" style:language-complex="ar" style:country-complex="LY"/>
    </style:style>
    <style:style style:name="T81" style:family="text">
      <style:text-properties fo:font-variant="normal" fo:text-transform="none" fo:color="#000000" loext:opacity="100%" style:font-name="Liberation Serif" fo:font-size="12pt" fo:letter-spacing="normal" fo:font-style="normal" fo:font-weight="normal" officeooo:rsid="001b04bc" style:font-size-asian="12pt" style:font-size-complex="12pt"/>
    </style:style>
    <style:style style:name="T82" style:family="text">
      <style:text-properties fo:font-variant="normal" fo:text-transform="none" fo:color="#000000" loext:opacity="100%" style:font-name="Liberation Serif" fo:font-size="12pt" fo:letter-spacing="normal" fo:font-style="normal" fo:font-weight="normal" style:font-size-asian="12pt" style:font-size-complex="12pt" style:language-complex="ar" style:country-complex="LY"/>
    </style:style>
    <style:style style:name="T83" style:family="text">
      <style:text-properties fo:font-variant="normal" fo:text-transform="none" fo:color="#000000" loext:opacity="100%" style:font-name="Liberation Serif" fo:font-size="12pt" fo:letter-spacing="normal" fo:font-style="normal" fo:font-weight="normal" officeooo:rsid="001b04bc" style:font-size-asian="12pt" style:font-size-complex="12pt" style:language-complex="ar" style:country-complex="LY"/>
    </style:style>
    <style:style style:name="T84" style:family="text">
      <style:text-properties fo:font-variant="normal" fo:text-transform="none" fo:color="#000000" loext:opacity="100%" style:font-name="Liberation Serif" fo:font-size="12pt" fo:letter-spacing="normal" fo:font-style="normal" fo:font-weight="normal" officeooo:rsid="001c6ff9" style:font-size-asian="12pt" style:font-size-complex="12pt" style:language-complex="ar" style:country-complex="LY"/>
    </style:style>
    <style:style style:name="T85" style:family="text">
      <style:text-properties fo:font-variant="normal" fo:text-transform="none" fo:color="#000000" loext:opacity="100%" style:font-name="Liberation Serif" fo:letter-spacing="normal" fo:font-style="normal" fo:font-weight="normal" style:language-complex="ar" style:country-complex="LY"/>
    </style:style>
    <style:style style:name="T86" style:family="text">
      <style:text-properties fo:font-variant="normal" fo:text-transform="none" fo:color="#000000" loext:opacity="100%" style:font-name="Liberation Serif" fo:letter-spacing="normal" fo:font-style="normal" fo:font-weight="normal" officeooo:rsid="001b04bc" style:language-complex="ar" style:country-complex="LY"/>
    </style:style>
    <style:style style:name="T87" style:family="text">
      <style:text-properties fo:font-variant="normal" fo:text-transform="none" fo:color="#000000" loext:opacity="100%" style:font-name="Liberation Serif" fo:letter-spacing="normal" fo:font-style="normal" fo:font-weight="normal" officeooo:rsid="001c6ff9" style:language-complex="ar" style:country-complex="LY"/>
    </style:style>
    <style:style style:name="T88" style:family="text">
      <style:text-properties fo:font-variant="normal" fo:text-transform="none" fo:color="#000000" loext:opacity="100%" fo:font-size="10.5pt" fo:letter-spacing="normal" fo:font-style="normal" fo:font-weight="normal"/>
    </style:style>
    <style:style style:name="T89" style:family="text">
      <style:text-properties fo:font-variant="normal" fo:text-transform="none" fo:color="#000000" loext:opacity="100%" fo:font-size="10.5pt" fo:letter-spacing="normal" fo:font-style="normal" fo:font-weight="normal" style:language-complex="ar" style:country-complex="LY"/>
    </style:style>
    <style:style style:name="T90" style:family="text">
      <style:text-properties fo:font-variant="normal" fo:text-transform="none" fo:color="#000000" loext:opacity="100%" fo:font-size="10.5pt" fo:letter-spacing="normal" fo:font-style="normal" fo:font-weight="normal" officeooo:rsid="001b04bc" style:language-complex="ar" style:country-complex="LY"/>
    </style:style>
    <style:style style:name="T91" style:family="text">
      <style:text-properties fo:font-variant="normal" fo:text-transform="none" fo:color="#000000" loext:opacity="100%" fo:font-size="10.5pt" fo:letter-spacing="normal" fo:font-style="normal" fo:font-weight="normal" officeooo:rsid="001c6ff9" style:language-complex="ar" style:country-complex="LY"/>
    </style:style>
    <style:style style:name="T92" style:family="text">
      <style:text-properties fo:font-variant="normal" fo:text-transform="none" fo:color="#000000" loext:opacity="100%" fo:font-size="10.5pt" fo:letter-spacing="normal" fo:font-style="normal" fo:font-weight="normal" officeooo:rsid="001ceadf"/>
    </style:style>
    <style:style style:name="T93" style:family="text">
      <style:text-properties fo:font-variant="normal" fo:text-transform="none" fo:color="#000000" loext:opacity="100%" fo:font-size="10.5pt" fo:letter-spacing="normal" fo:font-style="normal" fo:font-weight="normal" officeooo:rsid="001e90fd"/>
    </style:style>
    <style:style style:name="T94" style:family="text">
      <style:text-properties fo:font-variant="normal" fo:text-transform="none" fo:color="#000000" loext:opacity="100%" fo:letter-spacing="normal" fo:font-style="normal" fo:font-weight="normal"/>
    </style:style>
    <style:style style:name="T95" style:family="text">
      <style:text-properties fo:font-variant="normal" fo:text-transform="none" fo:color="#000000" loext:opacity="100%" fo:letter-spacing="normal" fo:font-style="normal" fo:font-weight="normal" style:language-complex="ar" style:country-complex="LY"/>
    </style:style>
    <style:style style:name="T96" style:family="text">
      <style:text-properties fo:font-variant="normal" fo:text-transform="none" fo:color="#000000" loext:opacity="100%" fo:letter-spacing="normal" fo:font-style="normal" fo:font-weight="normal" officeooo:rsid="001c6ff9" style:language-complex="ar" style:country-complex="LY"/>
    </style:style>
    <style:style style:name="T97" style:family="text">
      <style:text-properties fo:font-variant="normal" fo:text-transform="none" fo:color="#000000" loext:opacity="100%" fo:letter-spacing="normal" fo:font-style="normal" fo:font-weight="normal" officeooo:rsid="001ceadf"/>
    </style:style>
    <style:style style:name="T98" style:family="text">
      <style:text-properties fo:font-variant="normal" fo:text-transform="none" fo:color="#000000" loext:opacity="100%" fo:letter-spacing="normal" fo:font-style="normal" fo:font-weight="normal" officeooo:rsid="001e90fd"/>
    </style:style>
    <style:style style:name="T99" style:family="text">
      <style:text-properties officeooo:rsid="001a08ed"/>
    </style:style>
    <style:style style:name="T100" style:family="text">
      <style:text-properties officeooo:rsid="001acff6"/>
    </style:style>
    <style:style style:name="T101" style:family="text">
      <style:text-properties officeooo:rsid="001e90f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Rabbeshly Station</text:p>
      <text:p text:style-name="P15"/>
      <text:p text:style-name="P15"/>
      <text:p text:style-name="P15"/>
      <text:p text:style-name="P13">Software Requirements Specification</text:p>
      <text:p text:style-name="P15"/>
      <text:p text:style-name="P14"><text:span text:style-name="T60">V</text:span>0.<text:span text:style-name="T59">3</text:span></text:p>
      <text:p text:style-name="P15"/>
      <text:p text:style-name="P22"><text:span text:style-name="T61">1</text:span><text:span text:style-name="T62">/</text:span><text:span text:style-name="T61">Mars</text:span><text:span text:style-name="T62">/2024</text:span></text:p>
      <text:p text:style-name="P15"/>
      <text:p text:style-name="P15"/>
      <text:p text:style-name="P15"/>
      <text:p text:style-name="P12">Sanad AlArousi</text:p>
      <text:p text:style-name="P13">Lead Software Engineer</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Prepared for</text:p>
      <text:p text:style-name="P15">ITSE311—Software Requirements Analysis</text:p>
      <text:p text:style-name="P15">Lecturer: Fatima Ben Lashihar</text:p>
      <text:p text:style-name="P15">Fall 2023</text:p>
      <text:p text:style-name="P22"/>
      <text:p text:style-name="P6"><text:soft-page-break/></text:p>
      <text:p text:style-name="P1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
          <text:p text:style-name="P1">1. Introduction<text:tab/>1</text:p>
          <text:p text:style-name="P2">1.1 Purpose<text:tab/>1</text:p>
          <text:p text:style-name="P2">1.2 Scope<text:tab/>1</text:p>
          <text:p text:style-name="P3">1.3 Definitions, Acronyms, and Abbreviations<text:tab/>1</text:p>
          <text:p text:style-name="P3">1.4 References<text:tab/>1</text:p>
          <text:p text:style-name="P3">1.5 Overview<text:tab/>1</text:p>
          <text:p text:style-name="P1">2. General Description<text:tab/>2</text:p>
          <text:p text:style-name="P3">2.1 Product Perspective<text:tab/>2</text:p>
          <text:p text:style-name="P3">2.2 Product Functions<text:tab/>2</text:p>
          <text:p text:style-name="P3">2.3 User Characteristics<text:tab/>2</text:p>
          <text:p text:style-name="P3">2.4 General Constraints<text:tab/>2</text:p>
          <text:p text:style-name="P3">2.5 Assumptions and Dependencies<text:tab/>2</text:p>
          <text:p text:style-name="P1">3. Specific Requirements<text:tab/>2</text:p>
          <text:p text:style-name="P3">3.1 External Interface Requirements<text:tab/>3</text:p>
          <text:p text:style-name="P4">3.1.1 User Interfaces<text:tab/>3</text:p>
          <text:p text:style-name="P4">3.1.2 Hardware Interfaces<text:tab/>3</text:p>
          <text:p text:style-name="P4">3.1.3 Software Interfaces<text:tab/>3</text:p>
          <text:p text:style-name="P4">3.1.4 Communications Interfaces<text:tab/>3</text:p>
          <text:p text:style-name="P3">3.2 Functional Requirements<text:tab/>3</text:p>
          <text:p text:style-name="P4">3.2.1 &lt;Functional Requirement or Feature #1&gt;<text:tab/>3</text:p>
          <text:p text:style-name="P4">3.2.2 &lt;Functional Requirement or Feature #2&gt;<text:tab/>3</text:p>
          <text:p text:style-name="P3">3.3 Use Cases<text:tab/>3</text:p>
          <text:p text:style-name="P4">3.3.1 Use Case #1<text:tab/>3</text:p>
          <text:p text:style-name="P4">3.3.2 Use Case #2<text:tab/>3</text:p>
          <text:p text:style-name="P3">3.4<text:span text:style-name="T1"> Classes / Objects<text:tab/></text:span>3</text:p>
          <text:p text:style-name="P5">3.4.1 &lt;Class / Object #1&gt;<text:tab/>3</text:p>
          <text:p text:style-name="P5">3.4.2 &lt;Class / Object #2&gt;<text:tab/>3</text:p>
          <text:p text:style-name="P3">3.5 Non-Functional Requirements<text:tab/>4</text:p>
          <text:p text:style-name="P4">3.5.1 Performance<text:tab/>4</text:p>
          <text:p text:style-name="P4">3.5.2 Reliability<text:tab/>4</text:p>
          <text:p text:style-name="P4">3.5.3 Availability<text:tab/>4</text:p>
          <text:p text:style-name="P4">3.5.4 Security<text:tab/>4</text:p>
          <text:p text:style-name="P4">3.5.5 Maintainability<text:tab/>4</text:p>
          <text:p text:style-name="P4">3.5.6 Portability<text:tab/>4</text:p>
          <text:p text:style-name="P3"><text:span text:style-name="T1">3.6 Inverse Requirements<text:tab/></text:span>4</text:p>
          <text:p text:style-name="P2">3.7 Design Constraints<text:tab/>4</text:p>
          <text:p text:style-name="P2">3.8 Logical Database Requirements<text:tab/>4</text:p>
          <text:p text:style-name="P2">3.9 Other Requirements<text:tab/>4</text:p>
          <text:p text:style-name="P1">4. Analysis Models<text:tab/>4</text:p>
          <text:p text:style-name="P2">4.1 Sequence Diagrams<text:tab/>5</text:p>
          <text:p text:style-name="P2">4.3 Data Flow Diagrams (DFD)<text:tab/>5</text:p>
          <text:p text:style-name="P2">4.2 State-Transition Diagrams (STD)<text:tab/>5</text:p>
          <text:p text:style-name="P1">5. Change Management Process<text:tab/>5</text:p>
          <text:p text:style-name="P1">A. Appendices<text:tab/>5</text:p>
          <text:p text:style-name="P2">A.1 Appendix 1<text:tab/>5</text:p>
          <text:p text:style-name="P2">A.2 Appendix 2<text:tab/>5</text:p>
        </text:index-body>
      </text:table-of-content>
      <text:p text:style-name="P80"/>
      <text:p text:style-name="P23"><text:bookmark text:name="_Toc506459137"/><text:bookmark text:name="_Toc506458771"/></text:p>
      <text:p text:style-name="P96"><text:soft-page-break/>The introduction to the Software Requirement Specification (SRS) document should provide an overview of the complete SRS document. <text:s/>While writing this document please remember that this document should contain all of the information needed by a software engineer to adequately design and implement the software product described by the requirements listed in this document. <text:s text:c="2"/>(Note: the following subsection annotates are largely taken <text:s/>from the IEEE Guide to SRS).</text:p>
      <text:p text:style-name="P30">A well-rounded E.R.P and Marketplace system, that provides various services to the car industry and users in Libya. Everyday-drivers, Mechanics, Shops-Owners, Scrapyards and the government, all will benefit from the variety of services the system will provide.<text:bookmark text:name="_Toc506458773"/><text:bookmark text:name="_Toc506459139"/></text:p>
      <text:p text:style-name="P80"/>
      <text:list xml:id="list2415795156" text:style-name="L1">
        <text:list-item>
          <text:p text:style-name="P16">Products/<text:span text:style-name="T63">Scope</text:span>:</text:p>
          <text:list>
            <text:list-header>
              <text:p text:style-name="P31"><text:span text:style-name="T2">1.1 <text:s text:c="2"/></text:span><text:span text:style-name="T4">Car Station:</text:span> A platform dedicated for all users to maintain and showcase their car</text:p>
              <text:p text:style-name="P32"><text:span text:style-name="T16">1</text:span>.1.1 <text:s text:c="3"/><text:span text:style-name="T17">Car Profile:</text:span> Functionality to help &lt;users&gt; save their car information and data</text:p>
            </text:list-header>
          </text:list>
        </text:list-item>
      </text:list>
      <text:p text:style-name="P33">1.1.2 <text:s text:c="3"/><text:span text:style-name="T17">Suggestions and tips</text:span> of the &lt;owners&gt; car to help maintain the cars value <text:s text:c="5"/><text:tab/><text:tab/><text:tab/><text:tab/>condition, including but not limited to: ‘Regular Maintenance reminders’.</text:p>
      <text:p text:style-name="P34">1.1.3 <text:s text:c="3"/><text:span text:style-name="T17">Car-Station Feed:</text:span> a social platform that allows &lt;users&gt; to post and share news <text:s text:c="5"/><text:tab/><text:tab/><text:tab/>about their beloved cars and astonishing specs.</text:p>
      <text:p text:style-name="P35"/>
      <text:p text:style-name="P37"><text:span text:style-name="T3">1.2 <text:s/></text:span><text:span text:style-name="T5">Shop Station:</text:span><text:span text:style-name="T22"> A </text:span><text:span text:style-name="T16">P.O.S</text:span><text:span text:style-name="T22"> tool to help &lt;</text:span><text:span text:style-name="T16">s</text:span><text:span text:style-name="T22">hop-owners&gt; </text:span><text:span text:style-name="T23">run their businesses, </text:span><text:span text:style-name="T22">maintain their<text:tab/><text:tab/>storage, sales, purchases </text:span><text:span text:style-name="T23">and staff</text:span></text:p>
      <text:p text:style-name="P38">1.2.1 <text:s text:c="3"/><text:span text:style-name="T18">Shop Profile:</text:span><text:span text:style-name="T24"> Online sales tool to help increase the businesses exposure and <text:tab/> <text:s/><text:tab/> <text:s text:c="8"/>sales</text:span></text:p>
      <text:p text:style-name="P39"><text:span text:style-name="T24">1.2.2 <text:s text:c="2"/></text:span><text:s text:c="2"/><text:span text:style-name="T18">A.I-driven Assistant:</text:span><text:span text:style-name="T24"> Sales and Purchases help tool to aid the &lt;shop-owner&gt; <text:tab/><text:tab/>make better decisions, hence improve profitability.</text:span></text:p>
      <text:p text:style-name="P40">1.2.3 <text:s text:c="4"/><text:span text:style-name="T17">Online/</text:span><text:span text:style-name="T19">On-site</text:span><text:span text:style-name="T17"> Management tools:</text:span> set of functionalities to help the owner and <text:tab/><text:tab/><text:span text:style-name="T23">employees</text:span> run the business smoothly, including:- Online storage of <text:tab/><text:tab/><text:tab/>sales data, employees accounts, storage smart display, sales/profits <text:tab/><text:tab/><text:tab/>display, employee performance measurement, <text:span text:style-name="T23">and more.</text:span></text:p>
      <text:p text:style-name="P40"/>
      <text:p text:style-name="P41"><text:span text:style-name="T2">1.3 <text:s/></text:span><text:span text:style-name="T4">Workshop Station:</text:span> E.R.P and P.O.S system to manage the workflow of technicians <text:tab/><text:tab/> <text:s text:c="6"/>and workshop employees</text:p>
      <text:p text:style-name="P42">1.3.1 <text:s text:c="3"/><text:span text:style-name="T17">Works</text:span><text:span text:style-name="T18">hop Profile:</text:span><text:span text:style-name="T24"> Online sales tool to help increase the businesses exposure <text:tab/><text:tab/><text:tab/>and sales </text:span><text:span text:style-name="T25">by presenting the workshop specialties and work history.</text:span></text:p>
      <text:p text:style-name="P36"><text:span text:style-name="T23">1.3.2 <text:s text:c="4"/></text:span><text:span text:style-name="T18">A.I-driven Assistant:</text:span><text:span text:style-name="T24"> Sales and Purchases help tool to aid the &lt;</text:span><text:span text:style-name="T23">work</text:span><text:span text:style-name="T24">shop-<text:tab/><text:tab/><text:tab/><text:tab/><text:tab/> owner&gt; </text:span><text:span text:style-name="T23">and &lt;workshop-technicians&gt;</text:span><text:span text:style-name="T24">make better decisions </text:span><text:span text:style-name="T23">regarding <text:s text:c="2"/><text:tab/> <text:s text:c="2"/><text:tab/> <text:s text:c="19"/>what parts to pre-order, what cars to avoid, </text:span><text:span text:style-name="T24">hence i</text:span><text:span text:style-name="T25">ncrease</text:span><text:span text:style-name="T24"> profitability.</text:span></text:p>
      <text:p text:style-name="P81"><text:span text:style-name="T25">1.3.3 <text:s text:c="4"/></text:span><text:span text:style-name="T20">Online/On-site Management tools:</text:span><text:span text:style-name="T25"> a set of tools to help technicians, <text:tab/><text:tab/><text:tab/><text:tab/><text:tab/><text:tab/> employees <text:s/>and owner to ease the workflow and work more accurately, <text:tab/><text:tab/><text:tab/><text:tab/><text:tab/> </text:span><text:span text:style-name="T26">such as: adding the cars to be worked on, giving a time estimate to the <text:tab/><text:tab/><text:tab/><text:tab/><text:tab/> customer to finish fixing the car, measuring the workers performance, <text:tab/><text:tab/><text:tab/><text:tab/> <text:s text:c="6"/>and more.</text:span></text:p>
      <text:p text:style-name="P43"><text:span text:style-name="T2">1.4 <text:s/></text:span><text:span text:style-name="T6">Marketplace</text:span><text:span text:style-name="T8">:</text:span><text:span text:style-name="T28"> </text:span><text:span text:style-name="T32">Scroll-able customize-able feed with the systems various car, <text:tab/><text:tab/><text:tab/><text:tab/><text:tab/> <text:s text:c="6"/>workshops, scrapyards, advertisements. Helps all Car-Owners and <text:tab/><text:tab/><text:tab/><text:tab/><text:tab/> <text:s text:c="6"/>Business-Owners buy and sell, showcase and post, about their products, <text:tab/><text:tab/><text:tab/><text:tab/> <text:s text:c="6"/>services and unique merchandise.</text:span></text:p>
      <text:p text:style-name="P44"/>
      <text:p text:style-name="P44"/>
      <text:p text:style-name="P47"><text:soft-page-break/><text:span text:style-name="T11">1.5 <text:s/></text:span><text:span text:style-name="T7">Service Station:</text:span><text:span text:style-name="T31"> </text:span><text:span text:style-name="T33">The Central system that connects all services together.</text:span></text:p>
      <text:p text:style-name="P48"><text:span text:style-name="T33"><text:tab/><text:tab/>1.5.1 <text:s text:c="3"/></text:span><text:span text:style-name="T34">W</text:span><text:span text:style-name="T33">hen the Car-Owner needs his car repaired he simply can view the <text:tab/><text:tab/><text:tab/><text:tab/><text:tab/> <text:tab/> <text:s text:c="4"/>workshops nearby that specializes or have worked before on similar <text:tab/><text:tab/><text:tab/><text:tab/><text:tab/> <text:s text:c="4"/>cars, or fixed similar issues.</text:span></text:p>
      <text:p text:style-name="P49"><text:span text:style-name="T31"><text:s text:c="6"/>1.5.2 <text:s text:c="4"/></text:span><text:span text:style-name="T34">Connects Business together, when the car to be fixed reaches the workshop <text:tab/><text:tab/><text:tab/><text:tab/><text:tab/><text:tab/> <text:s text:c="5"/>the car owner has chosen, the mechanics/employee of the workshop <text:tab/><text:tab/><text:tab/><text:tab/><text:tab/><text:tab/> <text:s text:c="5"/>can order parts for it from any nearby shop/scrapyard that sells the <text:tab/><text:tab/><text:tab/><text:tab/><text:tab/><text:tab/> <text:s text:c="5"/>part.</text:span></text:p>
      <text:p text:style-name="P45"/>
      <text:p text:style-name="P50"><text:span text:style-name="T11">1.6 <text:s/></text:span><text:span text:style-name="T7">Data Station:</text:span><text:span text:style-name="T31"> <text:s/>The central system that stores and manages all of basic data / <text:tab/><text:tab/><text:tab/><text:tab/><text:tab/><text:tab/><text:tab/></text:span><text:span text:style-name="T35">operations</text:span><text:span text:style-name="T31">, A.I smart data, Statistical Data, of business, cars and <text:tab/><text:tab/><text:tab/><text:tab/><text:tab/><text:tab/><text:tab/>costume inquiries, </text:span><text:span text:style-name="T37">alongside scrapping the web for similar items <text:tab/><text:tab/><text:tab/><text:tab/><text:tab/><text:tab/><text:tab/>across FB, Ebay and other websites</text:span><text:span text:style-name="T31">.</text:span></text:p>
      <text:p text:style-name="P51"><text:span text:style-name="T31">1.6.1<text:tab/> <text:s text:c="5"/>Offers the opportunity to gain a leading edge on competitors and other <text:tab/><text:tab/><text:tab/><text:tab/><text:tab/><text:tab/>importers by providing information regarding specific matters</text:span><text:span text:style-name="T36"> of the <text:tab/><text:tab/><text:tab/><text:tab/><text:tab/>market.</text:span></text:p>
      <text:p text:style-name="P46">1.6.2<text:tab/><text:tab/> <text:s text:c="3"/>Point of Access to government entities to get data about specific <text:tab/><text:tab/><text:tab/><text:tab/><text:tab/><text:tab/><text:tab/>vehicles/businesses and its history of work, to help empower justice <text:tab/><text:tab/><text:tab/><text:tab/><text:tab/>and order.</text:p>
      <text:p text:style-name="P46"/>
      <text:p text:style-name="P52"><text:span text:style-name="T31">1.7 <text:s/></text:span><text:span text:style-name="T27">Lux Station:</text:span></text:p>
      <text:p text:style-name="P57"/>
      <text:p text:style-name="P17"><text:span text:style-name="T39">2. </text:span><text:span text:style-name="T40">Audience segments:</text:span></text:p>
      <text:p text:style-name="P61"><text:span text:style-name="T13">2.</text:span><text:span text:style-name="T15">1. <text:s/></text:span><text:span text:style-name="T10">Owners:</text:span><text:span text:style-name="T46"> Car Owners, Shop Owners, <text:s/>Workshop Owners, <text:s/>Scrapyard Owners</text:span></text:p>
      <text:p text:style-name="P64"><text:span text:style-name="T13">2.</text:span><text:span text:style-name="T15">2. <text:s/></text:span><text:span text:style-name="T9">Workers:</text:span><text:span text:style-name="T12"> <text:s/></text:span><text:span text:style-name="T51">Mechanics, <text:s/>Workshop Mechanics, <text:s/>Scrapyards Mechanics/Workers</text:span></text:p>
      <text:p text:style-name="P65"><text:span text:style-name="T13">2.</text:span><text:span text:style-name="T14">3</text:span><text:span text:style-name="T12">. <text:s/></text:span><text:span text:style-name="T9">Businesses:</text:span><text:span text:style-name="T12"> </text:span><text:span text:style-name="T53">Shops, Workshops, Government Entities</text:span></text:p>
      <text:p text:style-name="P69"><text:span text:style-name="T13">2.</text:span><text:span text:style-name="T14">4</text:span><text:span text:style-name="T12">. <text:s/></text:span><text:span text:style-name="T9">Others:</text:span><text:span text:style-name="T45"> Car Enthusiasts</text:span></text:p>
      <text:p text:style-name="P68"><text:span text:style-name="T13">2.</text:span><text:span text:style-name="T14">5</text:span><text:span text:style-name="T48">. <text:s/></text:span><text:span text:style-name="T54">B2B Solution seekers</text:span></text:p>
      <text:p text:style-name="P71"/>
      <text:p text:style-name="P20"><text:span text:style-name="T40">3. </text:span><text:span text:style-name="T38">Not Station-like:</text:span></text:p>
      <text:p text:style-name="P59"><text:span text:style-name="T63">3.</text:span>1.<text:tab/>Not station-like functionalities:</text:p>
      <text:p text:style-name="P58"/>
      <text:p text:style-name="P58"><text:span text:style-name="T63">3.</text:span>2.<text:tab/>Not station-like entities:</text:p>
      <text:p text:style-name="P58"/>
      <text:p text:style-name="P58"><text:span text:style-name="T63">3.</text:span>3.<text:tab/>Not station-like audience:</text:p>
      <text:p text:style-name="P58"/>
      <text:p text:style-name="P58"/>
      <text:p text:style-name="P58"/>
      <text:p text:style-name="P71"/>
      <text:p text:style-name="P71"/>
      <text:p text:style-name="P71"/>
      <text:p text:style-name="P71"/>
      <text:p text:style-name="P71"/>
      <text:p text:style-name="P71"/>
      <text:p text:style-name="P71"/>
      <text:p text:style-name="P21"><text:soft-page-break/></text:p>
      <text:p text:style-name="P21"/>
      <text:p text:style-name="P21">1.4 <text:s/>References:</text:p>
      <text:p text:style-name="P24">This subsection should:</text:p>
      <text:p text:style-name="P25">(1)<text:tab/>Provide a complete list of all documents referenced elsewhere in the SRS, or in a separate, specified document.</text:p>
      <text:p text:style-name="P25">(2)<text:tab/>Identify each document by title, report number - if applicable - date, and publishing organization.</text:p>
      <text:p text:style-name="P25">(3)<text:tab/>Specify the sources from which the references can be obtained. </text:p>
      <text:p text:style-name="P73"><text:span text:style-name="T58">This information may be provided by reference to an appendix or to another document.</text:span><text:lin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26"/>
      <text:h text:style-name="P8" text:outline-level="2"><text:bookmark-start text:name="_Toc506459142"/><text:bookmark-start text:name="_Toc506458776"/>Overview<text:bookmark-end text:name="_Toc506459142"/><text:bookmark-end text:name="_Toc506458776"/></text:h>
      <text:p text:style-name="P27"><text:tab/><text:span text:style-name="T43">1. Products:</text:span></text:p>
      <text:p text:style-name="P27"><text:span text:style-name="T43"><text:tab/><text:tab/>1.1 Car Station</text:span></text:p>
      <text:p text:style-name="P27"><text:span text:style-name="T43">`<text:tab/><text:tab/>1.2 shop Station</text:span></text:p>
      <text:p text:style-name="P27"><text:span text:style-name="T43"><text:tab/><text:tab/>1.3 Workshop Station</text:span></text:p>
      <text:p text:style-name="P27"><text:span text:style-name="T43"><text:tab/><text:tab/>1.4 Marketplace</text:span></text:p>
      <text:p text:style-name="P27"><text:span text:style-name="T43"><text:tab/><text:tab/>1.5 Service Station</text:span></text:p>
      <text:p text:style-name="P27"><text:span text:style-name="T43"><text:tab/><text:tab/>1.6 Data Station</text:span></text:p>
      <text:p text:style-name="P27"><text:span text:style-name="T43"><text:tab/><text:tab/>1.7 Lux Station</text:span></text:p>
      <text:p text:style-name="P27"><text:span text:style-name="T43"><text:tab/>2. Audience Segments and Definitions:</text:span></text:p>
      <text:p text:style-name="P27"><text:span text:style-name="T43"><text:tab/><text:tab/>2.1 Owners</text:span></text:p>
      <text:p text:style-name="P27"><text:span text:style-name="T43"><text:tab/><text:tab/>2.2 Workers</text:span></text:p>
      <text:p text:style-name="P27"><text:tab/><text:tab/><text:span text:style-name="T43">2.3 Businesses</text:span></text:p>
      <text:p text:style-name="P27"><text:span text:style-name="T43"><text:tab/><text:tab/>2.4 Others</text:span></text:p>
      <text:p text:style-name="P27"><text:span text:style-name="T43"><text:tab/><text:tab/>2.5 B2B Solution Seekers</text:span></text:p>
      <text:p text:style-name="P27"><text:span text:style-name="T43"><text:tab/>3. Not Station-like Audience and Products:</text:span></text:p>
      <text:p text:style-name="P27"><text:span text:style-name="T43"><text:tab/><text:tab/>1 Not Station-like functionalities</text:span></text:p>
      <text:p text:style-name="P27"><text:span text:style-name="T43"><text:tab/><text:tab/>2 Not Station-like Audience</text:span></text:p>
      <text:p text:style-name="P27"><text:span text:style-name="T43"><text:tab/></text:span><text:span text:style-name="T44">4. General Description</text:span></text:p>
      <text:p text:style-name="P27"><text:span text:style-name="T44"><text:tab/>5. Product Perspective</text:span></text:p>
      <text:p text:style-name="P29"><text:span text:style-name="T43"><text:tab/>6. Product Functions</text:span></text:p>
      <text:p text:style-name="P27"><text:span text:style-name="T44"/></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7" text:outline-level="1"><text:bookmark-start text:name="_Toc506458777"/><text:bookmark-start text:name="_Toc506459143"/><text:soft-page-break/>General Description<text:bookmark-end text:name="_Toc506458777"/><text:bookmark-end text:name="_Toc506459143"/></text:h>
      <text:p text:style-name="P80"><text:tab/><text:span text:style-name="T64">As reach to the internet in Libya peacked to 70% of the population, more and more people are looking for Software-Solutions to help aid them in their developing lives. Most buisness have a FB page, and has registered on Google Maps, Yet most of them can’t seem to utilize the power of internet at its full. Looking for a solution at the IT world without having a knowledge of it is like searching for a needle in a plow of weet. Hence the Mobadara from the IT profeesionals has made its rise.</text:span></text:p>
      <text:p text:style-name="P80"/>
      <text:p text:style-name="P84">Many IT professionals are always on the hunt for any market that has gaps needing to be solved accurately and cheaply. The most demanding market in Libya nowadays is the Car-Market. No P.O.S sale system has ever been pushed to the workshops that eases handling customers cars reapirs, nor a system that helped Shops control their sales and connect to more customers.</text:p>
      <text:p text:style-name="P84"/>
      <text:p text:style-name="P84">That's why many rely on posting on their FB page about their prices and offers, which isn’t a sustainable way to do sale<text:span text:style-name="T65">s</text:span> and advertisements. FB is for reach and connecting with the community not for sale/storage management. <text:span text:style-name="T65">Hence at the end of each year all owners will have to suffer to calculate their expenses, sales and capital to come out with their tax statements, Zakat or even to know wether to continue in the business or shutdown.</text:span></text:p>
      <text:p text:style-name="P84"/>
      <text:p text:style-name="P85">This burden on business owners in the cars industry will push them to adopt the discussed system. It will not only be a P.O.S, but also a supply-chain manager. A car gets fixed without having the Owner seek the proper price or look for the best technician, the owner can surf the platform and look for a workshop that fixes alike cars, look at their mechanics and their experience or any certifications, order parts for it from any shop that he prefers, the parts gets delivered to the workshop, every step is documented for later reference, data is provided for all parties regarding their portion of this process, and everyone gets payed on time. At the end of the day everyone benefited from keeping track of theses <text:s/>recurring processes, the car owner will have his cars true price when selling it because of the regular maintenance records on its profile, the workshop will have their sales recorded for further accounting to be done, their experience on this Make and Model increased, the mechanic will have a better career since everything is kept for him online, and he can work anywhere else thanks to the potability of his CV, the shop owner has sold the piece and delivered it, got payed, made his accounting at the end of the year easier, all with an internet connection and a <text:span text:style-name="T66">subscription.</text:span></text:p>
      <text:p text:style-name="P85"/>
      <text:p text:style-name="P85">The power of Software-Solutions indeed.</text:p>
      <text:p text:style-name="P28"/>
      <text:h text:style-name="P8" text:outline-level="2"><text:bookmark-start text:name="_Toc506458778"/><text:bookmark-start text:name="_Toc506459144"/>Product Perspective<text:bookmark-end text:name="_Toc506458778"/><text:bookmark-end text:name="_Toc506459144"/></text:h>
      <text:p text:style-name="P86">1 Copart</text:p>
      <text:p text:style-name="P86">2 Car parts selling websites</text:p>
      <text:p text:style-name="P86">3 Car manuals selling websites</text:p>
      <text:p text:style-name="P87"><text:span text:style-name="T66">4 Generale purpose P.O.S systems for shops</text:span></text:p>
      <text:p text:style-name="P87"/>
      <text:p text:style-name="P87"/>
      <text:p text:style-name="P87"/>
      <text:p text:style-name="P87"/>
      <text:p text:style-name="P87"/>
      <text:h text:style-name="P8" text:outline-level="2"><text:bookmark-start text:name="_Toc506458779"/><text:bookmark-start text:name="_Toc506459145"/><text:soft-page-break/>Product Functions<text:bookmark-end text:name="_Toc506458779"/><text:bookmark-end text:name="_Toc506459145"/></text:h>
      <text:p text:style-name="P86">1.1.1 <text:span text:style-name="T17">Car Profile:</text:span></text:p>
      <text:p text:style-name="P82">1.1.2 <text:span text:style-name="T17">Suggestions &amp; Tips</text:span></text:p>
      <text:p text:style-name="P82">1.1.3 <text:span text:style-name="T17">Car-Station Feed</text:span></text:p>
      <text:p text:style-name="P82"><text:span text:style-name="T17"/></text:p>
      <text:p text:style-name="P82">1.2.1 <text:span text:style-name="T17">Shop Profile</text:span></text:p>
      <text:p text:style-name="P82">1.2.2 <text:span text:style-name="T17">AI Driven Assistant</text:span></text:p>
      <text:p text:style-name="P82">1.2.3 <text:span text:style-name="T17">Online/On Site P.O.S &amp; and Management Tools</text:span></text:p>
      <text:p text:style-name="P82"><text:span text:style-name="T17"/></text:p>
      <text:p text:style-name="P82">1.3.1 <text:span text:style-name="T17">Workshop Profile</text:span></text:p>
      <text:p text:style-name="P82">1.3.2 <text:span text:style-name="T17">AI Driven Assistant</text:span></text:p>
      <text:p text:style-name="P82">1.3.3 <text:span text:style-name="T17">Online/On Site P.O.S &amp; and Management Tools</text:span></text:p>
      <text:p text:style-name="P82"><text:span text:style-name="T17"/></text:p>
      <text:p text:style-name="P82">1.4.1 <text:span text:style-name="T17">Marketplace Feed</text:span></text:p>
      <text:p text:style-name="P82">1.4.2 <text:span text:style-name="T21">Online Payments</text:span></text:p>
      <text:p text:style-name="P82"><text:span text:style-name="T21"/></text:p>
      <text:p text:style-name="P83">1.5.1 <text:span text:style-name="T17">Service Station Platform Connectivity</text:span></text:p>
      <text:p text:style-name="P83"><text:span text:style-name="T17"/></text:p>
      <text:p text:style-name="P88"><text:span text:style-name="T67">1.6.1 </text:span><text:span text:style-name="T21">Data Station Platform Connectivity</text:span></text:p>
      <text:h text:style-name="P8" text:outline-level="2"/>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8" text:outline-level="2"><text:bookmark-start text:name="_Toc506459146"/><text:bookmark-start text:name="_Toc506458780"/><text:soft-page-break/>User Characteristics<text:bookmark-end text:name="_Toc506459146"/><text:bookmark-end text:name="_Toc506458780"/></text:h>
      <text:p text:style-name="P53"><text:span text:style-name="T41">2.</text:span><text:span text:style-name="T40">1.<text:tab/></text:span><text:span text:style-name="T30">Owners:</text:span></text:p>
      <text:p text:style-name="P60"><text:span text:style-name="T46"><text:tab/><text:tab/><text:tab/></text:span><text:span text:style-name="T47">2.</text:span><text:span text:style-name="T46">1.1 </text:span><text:span text:style-name="T55">Car Owners:</text:span><text:span text:style-name="T46"> Any entity, person or shop that owns a car.</text:span></text:p>
      <text:p text:style-name="P60"><text:span text:style-name="T46"><text:tab/><text:tab/><text:tab/></text:span><text:span text:style-name="T47">2.</text:span><text:span text:style-name="T46">1.2 </text:span><text:span text:style-name="T55">Shop Owners:</text:span><text:span text:style-name="T46"> Product selling owners, car parts or cars alike.</text:span></text:p>
      <text:p text:style-name="P60"><text:span text:style-name="T46"><text:tab/><text:tab/><text:tab/></text:span><text:span text:style-name="T47">2.</text:span><text:span text:style-name="T46">1.3 </text:span><text:span text:style-name="T55">Workshop Owners:</text:span><text:span text:style-name="T46"> Independent technicians or businesses.</text:span></text:p>
      <text:p text:style-name="P60"><text:span text:style-name="T46"><text:tab/><text:tab/><text:tab/></text:span><text:span text:style-name="T47">2.</text:span><text:span text:style-name="T46">1.4 </text:span><text:span text:style-name="T55">Scrapyard Owners:</text:span><text:span text:style-name="T46"> Person who operates or assists at operating the scrap yard.</text:span></text:p>
      <text:p text:style-name="P54"><text:span text:style-name="T41">2.</text:span><text:span text:style-name="T40">2. <text:s/></text:span><text:span text:style-name="T29">Workers:</text:span></text:p>
      <text:p text:style-name="P62"><text:span text:style-name="T12"><text:tab/> <text:s/></text:span><text:span text:style-name="T47">2.</text:span><text:span text:style-name="T45">2.1</text:span><text:span text:style-name="T51"> </text:span><text:span text:style-name="T57">Mechanics:</text:span><text:span text:style-name="T51"> Independent professionals whom are willing to be identified as a <text:tab/><text:tab/><text:tab/><text:tab/><text:tab/><text:tab/> <text:s text:c="18"/>portable workshop.</text:span></text:p>
      <text:p text:style-name="P62"><text:span text:style-name="T51"><text:tab/> <text:s text:c="2"/></text:span><text:span text:style-name="T52">2.</text:span><text:span text:style-name="T51">2.2 </text:span><text:span text:style-name="T57">Workshop Mechanics:</text:span><text:span text:style-name="T51"> Professionals who work for a workshop owner and at a <text:tab/><text:tab/><text:tab/><text:tab/><text:tab/><text:tab/> <text:s text:c="6"/>designated location.</text:span></text:p>
      <text:p text:style-name="P63"><text:span text:style-name="T52">2.</text:span><text:span text:style-name="T51">2.3 </text:span><text:span text:style-name="T57">Scrapyards Mechanics/Workers:</text:span><text:span text:style-name="T51"> Individuals who run or work at scrapyards.</text:span></text:p>
      <text:p text:style-name="P55"><text:span text:style-name="T41">2.</text:span><text:span text:style-name="T42">3</text:span><text:span text:style-name="T38">. <text:s text:c="2"/></text:span><text:span text:style-name="T29">Businesses:</text:span></text:p>
      <text:p text:style-name="P66"><text:span text:style-name="T45"><text:tab/> <text:s text:c="2"/></text:span><text:span text:style-name="T47">2.</text:span><text:span text:style-name="T48">3</text:span><text:span text:style-name="T45">.1 </text:span><text:span text:style-name="T54">Shops:</text:span><text:span text:style-name="T45"> A place selling either parts or cars.</text:span></text:p>
      <text:p text:style-name="P66"><text:span text:style-name="T45"><text:tab/> <text:s text:c="2"/></text:span><text:span text:style-name="T47">2.</text:span><text:span text:style-name="T48">3</text:span><text:span text:style-name="T45">.2 </text:span><text:span text:style-name="T54">Workshops:</text:span><text:span text:style-name="T45"> A location/</text:span><text:span text:style-name="T49">technician</text:span><text:span text:style-name="T45"> </text:span><text:span text:style-name="T49">that</text:span><text:span text:style-name="T45"> cars, parts and salvages totaled cars.</text:span></text:p>
      <text:p text:style-name="P67"><text:span text:style-name="T45"><text:tab/><text:tab/><text:tab/><text:tab/><text:tab/> <text:s text:c="4"/></text:span><text:span text:style-name="T47">2.</text:span><text:span text:style-name="T48">3</text:span><text:span text:style-name="T45">.</text:span><text:span text:style-name="T48">3</text:span><text:span text:style-name="T45"> </text:span><text:span text:style-name="T56">Government Entities:</text:span><text:span text:style-name="T50"> Any entity that observes or organizes the market.</text:span></text:p>
      <text:h text:style-name="P9" text:outline-level="2"><text:bookmark-start text:name="_Toc5064587801"/><text:bookmark-start text:name="_Toc5064587802"/><text:bookmark-start text:name="_Toc5064591462"/><text:bookmark-start text:name="_Toc5064591461"/>User Characteristics<text:bookmark-end text:name="_Toc5064587801"/><text:bookmark-end text:name="_Toc5064587802"/><text:bookmark-end text:name="_Toc5064591462"/><text:bookmark-end text:name="_Toc5064591461"/></text:h>
      <text:p text:style-name="P56"><text:span text:style-name="T41">2.</text:span><text:span text:style-name="T42">4</text:span><text:span text:style-name="T38">. <text:s text:c="2"/></text:span><text:span text:style-name="T29">Others:</text:span></text:p>
      <text:p text:style-name="P70"><text:span text:style-name="T12"><text:tab/> <text:s text:c="2"/></text:span><text:span text:style-name="T47">2.</text:span><text:span text:style-name="T48">4</text:span><text:span text:style-name="T45">.1 <text:s/></text:span><text:span text:style-name="T54">Car Enthusiasts:</text:span><text:span text:style-name="T45"> All users that show interests at using the platform for the joy <text:tab/><text:tab/><text:tab/><text:tab/><text:tab/>of the ride rather than the actual utility of the vehicle. Including ‘Modders’, <text:tab/><text:tab/><text:tab/><text:tab/><text:tab/>Painters, Modded/Unique cars importers, Modding parts importers, <text:tab/><text:tab/><text:tab/><text:tab/><text:tab/><text:tab/>influences, </text:span><text:span text:style-name="T47">event</text:span><text:span text:style-name="T45"> organizers, etc.</text:span></text:p>
      <text:p text:style-name="P70"><text:span text:style-name="T13">2.</text:span><text:span text:style-name="T14">5</text:span><text:span text:style-name="T48">. <text:s/></text:span><text:span text:style-name="T45"><text:s/></text:span><text:span text:style-name="T54">B2B Solution seekers:</text:span><text:span text:style-name="T45"> </text:span><text:span text:style-name="T49">Entities that look for smart intel to aid them take <text:tab/><text:tab/><text:tab/><text:tab/><text:tab/><text:tab/><text:tab/>accurate decisions at their business.</text:span></text:p>
      <text:p text:style-name="P74"/>
      <text:h text:style-name="P8" text:outline-level="2"><text:span text:style-name="T100">G</text:span><text:bookmark-start text:name="_Toc506458781"/><text:bookmark-start text:name="_Toc506459147"/>eneral Constraints<text:bookmark-end text:name="_Toc506458781"/><text:bookmark-end text:name="_Toc506459147"/></text:h>
      <text:p text:style-name="P75">Hardware Constraints:</text:p>
      <text:p text:style-name="P75"><text:tab/>Workshops:</text:p>
      <text:p text:style-name="P76"><text:tab/><text:tab/><text:tab/><text:span text:style-name="T99">Requires a phone of 1200LYD and above</text:span></text:p>
      <text:p text:style-name="P76"><text:tab/><text:tab/><text:tab/><text:span text:style-name="T99">Requires an internet connection to any device at least once a day</text:span></text:p>
      <text:p text:style-name="P76"><text:tab/><text:tab/><text:tab/><text:span text:style-name="T99">Touchscreen to aid the mechanic in using the system functionality</text:span></text:p>
      <text:p text:style-name="P75"><text:tab/>Shops:</text:p>
      <text:p text:style-name="P75"><text:tab/><text:tab/><text:tab/><text:span text:style-name="T101">Minimum Requirements of a to be:</text:span><text:span text:style-name="T99">32-bit, </text:span><text:span text:style-name="T101">6</text:span><text:span text:style-name="T99">Gig</text:span><text:span text:style-name="T101">a</text:span><text:span text:style-name="T99">ram, Corei3 gen5, windows 8-10 </text:span></text:p>
      <text:p text:style-name="P76"><text:tab/><text:tab/><text:tab/><text:span text:style-name="T101">P</text:span><text:span text:style-name="T99">hone of 1200LYD and above</text:span></text:p>
      <text:p text:style-name="P76"><text:tab/><text:tab/><text:tab/><text:span text:style-name="T101">A</text:span><text:span text:style-name="T99">n internet connection to any device at least once a day</text:span></text:p>
      <text:p text:style-name="P75"><text:tab/>Scrapyards:</text:p>
      <text:p text:style-name="P76"><text:tab/><text:tab/><text:tab/><text:span text:style-name="T101">P</text:span><text:span text:style-name="T99">hone of 1200LYD and above</text:span></text:p>
      <text:p text:style-name="P76"><text:tab/><text:tab/><text:tab/><text:span text:style-name="T101">A</text:span><text:span text:style-name="T99">n internet connection to any device at least once a day</text:span></text:p>
      <text:p text:style-name="P75"><text:tab/>Owners:</text:p>
      <text:p text:style-name="P77"><text:tab/><text:tab/><text:tab/><text:span text:style-name="T101">P</text:span><text:span text:style-name="T99">hone of 1200LYD and above</text:span></text:p>
      <text:p text:style-name="P77"><text:tab/><text:tab/><text:tab/><text:span text:style-name="T101">C</text:span><text:span text:style-name="T100">onstant</text:span><text:span text:style-name="T99"> internet connection</text:span></text:p>
      <text:p text:style-name="P77"><text:tab/><text:tab/><text:tab/></text:p>
      <text:p text:style-name="P77"><text:tab/><text:span text:style-name="T100">Flexible Server plan to aid the growing user-base and data collection</text:span></text:p>
      <text:p text:style-name="P75"/>
      <text:p text:style-name="P75"><text:soft-page-break/>Software Constraints:</text:p>
      <text:p text:style-name="P78"><text:tab/>System can run on minimal feature on low-end devices</text:p>
      <text:p text:style-name="P78"><text:tab/>Platform will have to use a variety of No-SQL databases to handle the surge of data</text:p>
      <text:p text:style-name="P78"><text:tab/>Platform Programmed in Go and Rust to have a very fast execution</text:p>
      <text:p text:style-name="P75"><text:tab/><text:span text:style-name="T99">Compatibility with other websites APIs to import and show data and manuscripts.</text:span></text:p>
      <text:p text:style-name="P75"><text:tab/><text:span text:style-name="T99">Capability to web scrap websites and other platforms for data about services and items.</text:span></text:p>
      <text:p text:style-name="P75"><text:tab/><text:span text:style-name="T99">Compatible on windows 8, 10 and Linux</text:span></text:p>
      <text:p text:style-name="P75"><text:tab/><text:span text:style-name="T99">Able to run 32-bit architecture computers</text:span></text:p>
      <text:p text:style-name="P79"><text:span text:style-name="T68"><text:tab/></text:span><text:span text:style-name="T81">Identity confirmation for various services on the platform using National-ID and SMS messages</text:span></text:p>
      <text:p text:style-name="P91"><text:span text:style-name="T88"/></text:p>
      <text:p text:style-name="P92"><text:span text:style-name="T94">Interface Constraints:</text:span></text:p>
      <text:p text:style-name="P89"><text:span text:style-name="T83"><text:tab/>API Connectivity with devs.ly for 2FA using SMS service called </text:span><text:a xlink:type="simple" xlink:href="https://sms.devs.ly/" text:style-name="Internet_20_link" text:visited-style-name="Visited_20_Internet_20_Link">EASYSMS</text:a><text:span text:style-name="T83">.</text:span></text:p>
      <text:p text:style-name="P93"><text:span text:style-name="T95"><text:tab/>API Connectivity with the National-Database to confirm identity of Sellers with Government <text:tab/><text:tab/><text:tab/><text:tab/>Organizations.</text:span></text:p>
      <text:p text:style-name="P90"><text:span text:style-name="T82"><text:tab/></text:span><text:span text:style-name="T84">API Connectivity with </text:span><text:a xlink:type="simple" xlink:href="https://tdsp.ly/" text:style-name="Internet_20_link" text:visited-style-name="Visited_20_Internet_20_Link">https://tdsp.ly/</text:a><text:span text:style-name="T84"> for online payments for all shops and services.</text:span></text:p>
      <text:p text:style-name="P93"><text:span text:style-name="T96"><text:tab/></text:span></text:p>
      <text:p text:style-name="P92"><text:span text:style-name="T94"><text:tab/><text:tab/></text:span></text:p>
      <text:p text:style-name="P94"><text:span text:style-name="T94">Regulatory Constraints:</text:span></text:p>
      <text:p text:style-name="P94"><text:span text:style-name="T94"><text:tab/>Libyan </text:span><text:span text:style-name="T97">Law No.4 for the year 1990</text:span></text:p>
      <text:p text:style-name="P94"><text:span text:style-name="T97"><text:tab/>……..</text:span></text:p>
      <text:p text:style-name="P94"><text:span text:style-name="T97"/></text:p>
      <text:p text:style-name="P95"><text:span text:style-name="T94">Environmental Constraints:</text:span></text:p>
      <text:p text:style-name="P95"><text:span text:style-name="T94"><text:tab/></text:span><text:span text:style-name="T98">Scrapyards:</text:span></text:p>
      <text:p text:style-name="P95"><text:span text:style-name="T98"><text:tab/><text:tab/>Usage of Mobile is preferred and recommended</text:span></text:p>
      <text:p text:style-name="P95"><text:span text:style-name="T98"><text:tab/><text:tab/>Computer to be inside a room and not in an open place</text:span></text:p>
      <text:p text:style-name="P95"><text:span text:style-name="T98"><text:tab/>Shops and workshops:</text:span></text:p>
      <text:p text:style-name="P95"><text:span text:style-name="T98"><text:tab/><text:tab/>Touchscreens to be covered with a protective screens</text:span></text:p>
      <text:p text:style-name="P95"><text:span text:style-name="T98"><text:tab/><text:tab/>Main computer to not be accessed by others than Shops-Owners</text:span></text:p>
      <text:p text:style-name="P95"><text:span text:style-name="T98"><text:tab/><text:tab/>Computers to be provided with Power-Units</text:span></text:p>
      <text:list xml:id="list3544331716" text:style-name="L10">
        <text:list-header>
          <text:p text:style-name="P97"/>
        </text:list-header>
      </text:list>
      <text:h text:style-name="P8" text:outline-level="2"><text:bookmark-start text:name="_Toc506459148"/><text:bookmark-start text:name="_Toc506458782"/>2.5 Assumptions and Dependencies<text:bookmark-end text:name="_Toc506459148"/><text:bookmark-end text:name="_Toc506458782"/></text:h>
      <text:p text:style-name="P99">This subsection of the SRS should list each of the factors that affect the requirements stated in the SRS. These factors are not design constraints on the software but are, rather, any changes to them that can affect the requirements in the SRS. For example, an assumption might be that a specific operating system will be available on the hardware designated for the software product. If, in fact, the operating system is not available, the SRS would then have to change accordingly.</text:p>
      <text:h text:style-name="P7" text:outline-level="1"><text:bookmark-start text:name="_Toc506459149"/><text:bookmark-start text:name="_Toc506458783"/>3. Specific Requirements<text:bookmark-end text:name="_Toc506459149"/><text:bookmark-end text:name="_Toc506458783"/></text:h>
      <text:p text:style-name="P99">This will be the largest and most important section of the SRS. <text:s/>The customer requirements will be embodied within Section 2, but this section will give the D-requirements that are used to guide the project’s software design, implementation, and testing.</text:p>
      <text:p text:style-name="P99"/>
      <text:p text:style-name="P99">Each requirement in this section should be:</text:p>
      <text:list xml:id="list1522650247" text:style-name="WWNum2">
        <text:list-item>
          <text:p text:style-name="P98"><text:soft-page-break/>Correct</text:p>
        </text:list-item>
        <text:list-item>
          <text:p text:style-name="P98">Traceable (both forward and backward to prior/future artifacts)</text:p>
        </text:list-item>
        <text:list-item>
          <text:p text:style-name="P98">Unambiguous</text:p>
        </text:list-item>
        <text:list-item>
          <text:p text:style-name="P98">Verifiable (i.e., testable)</text:p>
        </text:list-item>
        <text:list-item>
          <text:p text:style-name="P98">Prioritized (with respect to importance and/or stability)</text:p>
        </text:list-item>
        <text:list-item>
          <text:p text:style-name="P98">Complete</text:p>
        </text:list-item>
        <text:list-item>
          <text:p text:style-name="P98">Consistent</text:p>
        </text:list-item>
        <text:list-item>
          <text:p text:style-name="P98">Uniquely identifiable (usually via numbering like 3.4.5.6)</text:p>
        </text:list-item>
      </text:list>
      <text:p text:style-name="P99"/>
      <text:p text:style-name="P99">Attention should be paid to the carefuly organize the requirements presented in this section so that they may easily accessed and understood. <text:s/>Furthermore, this SRS is not the software design document, therefore one should avoid the tendency to over-constrain (and therefore design) the software project within this SRS.</text:p>
      <text:h text:style-name="P8" text:outline-level="2"><text:bookmark-start text:name="_Toc506459150"/><text:bookmark-start text:name="_Toc506458784"/>3.1 External Interface Requirements<text:bookmark-end text:name="_Toc506459150"/><text:bookmark-end text:name="_Toc506458784"/></text:h>
      <text:h text:style-name="P10" text:outline-level="3"><text:bookmark-start text:name="_Toc506459151"/><text:bookmark-start text:name="_Toc506458785"/>3.1.1 User Interfaces<text:bookmark-end text:name="_Toc506459151"/><text:bookmark-end text:name="_Toc506458785"/></text:h>
      <text:h text:style-name="P10" text:outline-level="3"><text:bookmark-start text:name="_Toc506459152"/><text:bookmark-start text:name="_Toc506458786"/>3.1.2 Hardware Interfaces<text:bookmark-end text:name="_Toc506459152"/><text:bookmark-end text:name="_Toc506458786"/></text:h>
      <text:h text:style-name="P10" text:outline-level="3"><text:bookmark-start text:name="_Toc506459153"/><text:bookmark-start text:name="_Toc506458787"/>3.1.3 Software Interfaces<text:bookmark-end text:name="_Toc506459153"/><text:bookmark-end text:name="_Toc506458787"/></text:h>
      <text:h text:style-name="P10" text:outline-level="3"><text:bookmark-start text:name="_Toc506459154"/><text:bookmark-start text:name="_Toc506458788"/>3.1.4 Communications Interfaces<text:bookmark-end text:name="_Toc506459154"/><text:bookmark-end text:name="_Toc506458788"/></text:h>
      <text:h text:style-name="P8" text:outline-level="2"><text:bookmark-start text:name="_Toc506459155"/><text:bookmark-start text:name="_Toc506458789"/>3.2 Functional Requirements<text:bookmark-end text:name="_Toc506459155"/><text:bookmark-end text:name="_Toc506458789"/></text:h>
      <text:p text:style-name="P99">This section describes specific features of the software project. <text:s/>If desired, some requirements may be specified in the use-case format and listed in the Use Cases Section.</text:p>
      <text:h text:style-name="P10" text:outline-level="3"><text:bookmark-start text:name="_Toc506459156"/><text:bookmark-start text:name="_Toc506458790"/>3.2.1 &lt;Functional Requirement or Feature #1&gt;<text:bookmark-end text:name="_Toc506459156"/><text:bookmark-end text:name="_Toc506458790"/></text:h>
      <text:p text:style-name="P80">3.2.1.1 Introduction</text:p>
      <text:p text:style-name="P80">3.2.1.2 Inputs</text:p>
      <text:p text:style-name="P80">3.2.1.3 Processing</text:p>
      <text:p text:style-name="P80">3.2.1.4 Outputs</text:p>
      <text:p text:style-name="P80">3.2.1.5 Error Handling</text:p>
      <text:h text:style-name="P10" text:outline-level="3"><text:bookmark-start text:name="_Toc506459157"/><text:bookmark-start text:name="_Toc506458791"/>3.2.2 &lt;Functional Requirement or Feature #2&gt;<text:bookmark-end text:name="_Toc506459157"/><text:bookmark-end text:name="_Toc506458791"/></text:h>
      <text:p text:style-name="P80">…</text:p>
      <text:h text:style-name="P8" text:outline-level="2"><text:bookmark-start text:name="_Toc506459158"/><text:bookmark-start text:name="_Toc506458792"/><text:soft-page-break/>3.3 Use Cases<text:bookmark-end text:name="_Toc506459158"/><text:bookmark-end text:name="_Toc506458792"/></text:h>
      <text:h text:style-name="P10" text:outline-level="3"><text:bookmark-start text:name="_Toc506459159"/><text:bookmark-start text:name="_Toc506458793"/>3.3.1 Use Case #1<text:bookmark-end text:name="_Toc506459159"/><text:bookmark-end text:name="_Toc506458793"/></text:h>
      <text:h text:style-name="P10" text:outline-level="3"><text:bookmark-start text:name="_Toc506459160"/><text:bookmark-start text:name="_Toc506458794"/>3.3.2 Use Case #2<text:bookmark-end text:name="_Toc506459160"/><text:bookmark-end text:name="_Toc506458794"/></text:h>
      <text:p text:style-name="P80">…</text:p>
      <text:p text:style-name="P80">…</text:p>
      <text:h text:style-name="P8" text:outline-level="2"><text:bookmark-start text:name="_Toc506459164"/><text:bookmark-start text:name="_Toc506458798"/>3.5 Non-Functional Requirements<text:bookmark-end text:name="_Toc506459164"/><text:bookmark-end text:name="_Toc506458798"/></text:h>
      <text:p text:style-name="P99">Non-functional requirements may exist for the following attributes. <text:s/>Often these requirements must be achieved at a system-wide level rather than at a unit level. <text:s/>State the requirements in the following sections in measurable terms (e.g., 95% of transaction shall be processed in less than a second, system downtime may not exceed 1 minute per day, &gt; 30 day MTBF value, etc). </text:p>
      <text:h text:style-name="P10" text:outline-level="3"><text:bookmark-start text:name="_Toc506459165"/><text:bookmark-start text:name="_Toc506458799"/>3.5.1 Performance<text:bookmark-end text:name="_Toc506459165"/><text:bookmark-end text:name="_Toc506458799"/></text:h>
      <text:h text:style-name="P10" text:outline-level="3"><text:bookmark-start text:name="_Toc506459166"/><text:bookmark-start text:name="_Toc506458800"/>3.5.2 Reliability<text:bookmark-end text:name="_Toc506459166"/><text:bookmark-end text:name="_Toc506458800"/></text:h>
      <text:h text:style-name="P10" text:outline-level="3"><text:bookmark-start text:name="_Toc506459167"/><text:bookmark-start text:name="_Toc506458801"/>3.5.3 Availability<text:bookmark-end text:name="_Toc506459167"/><text:bookmark-end text:name="_Toc506458801"/></text:h>
      <text:h text:style-name="P10" text:outline-level="3"><text:bookmark-start text:name="_Toc506459168"/><text:bookmark-start text:name="_Toc506458802"/>3.5.4 Security<text:bookmark-end text:name="_Toc506459168"/><text:bookmark-end text:name="_Toc506458802"/></text:h>
      <text:h text:style-name="P10" text:outline-level="3"><text:bookmark-start text:name="_Toc506459169"/><text:bookmark-start text:name="_Toc506458803"/>3.5.5 Maintainability<text:bookmark-end text:name="_Toc506459169"/><text:bookmark-end text:name="_Toc506458803"/></text:h>
      <text:h text:style-name="P10" text:outline-level="3"><text:bookmark-start text:name="_Toc506459170"/><text:bookmark-start text:name="_Toc506458804"/>3.5.6 Portability<text:bookmark-end text:name="_Toc506459170"/><text:bookmark-end text:name="_Toc506458804"/></text:h>
      <text:h text:style-name="P8"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style:font-face style:name="apple-system" svg:font-family="apple-system, Roboto, SegoeUI, 'Segoe UI', 'Helvetica Neue', Helvetica, 'Microsoft YaHei', 'Meiryo UI', Meiryo, 'Arial Unicode MS',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Standard" style:next-style-name="Standard" style:default-outline-level="2" style:list-style-name="" style:class="text">
      <style:paragraph-properties fo:margin-top="0.1665in" fo:margin-bottom="0.0835in" style:contextual-spacing="false" fo:keep-with-next="always"/>
      <style:text-properties fo:font-size="14pt" fo:font-weight="bold" style:font-size-asian="14pt" style:font-weight-asian="bold"/>
    </style:style>
    <style:style style:name="Header" style:family="paragraph" style:parent-style-name="Standard" style:default-outline-level=""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style:tab-stops>
          <style:tab-stop style:position="6.4929in" style:type="right" style:leader-style="dotted" style:leader-text="."/>
        </style:tab-stops>
      </style:paragraph-properties>
      <style:text-properties fo:text-transform="uppercase" style:text-line-through-style="solid" style:text-line-through-type="singl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1665in" fo:margin-right="0in" fo:text-indent="0in" style:auto-text-indent="false">
        <style:tab-stops>
          <style:tab-stop style:position="6.4929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335in" fo:margin-right="0in" fo:text-indent="0in" style:auto-text-indent="false">
        <style:tab-stops/>
      </style:paragraph-properties>
      <style:text-properties fo:font-size="10pt" fo:font-style="italic" style:font-size-asian="10pt" style:font-style-asian="italic"/>
    </style:style>
    <style:style style:name="Heading_20_1" style:display-name="Heading 1" style:family="paragraph" style:parent-style-name="Standard" style:next-style-name="Standard" style:default-outline-level="1" style:list-style-name="" style:class="text">
      <style:paragraph-properties fo:margin-top="0.1665in" fo:margin-bottom="0.0835in" style:contextual-spacing="false" fo:keep-with-next="always"/>
      <style:text-properties fo:font-size="16pt" fo:font-weight="bold" style:font-size-asian="16pt" style:font-weight-asian="bold"/>
    </style:style>
    <style:style style:name="Heading_20_3" style:display-name="Heading 3" style:family="paragraph" style:parent-style-name="Standard" style:next-style-name="Standard" style:default-outline-level="3" style:list-style-name="" style:class="text">
      <style:paragraph-properties fo:margin-top="0.0835in" fo:margin-bottom="0.0417in" style:contextual-spacing="false" fo:keep-with-next="always"/>
      <style:text-properties fo:font-weight="bold" style:font-weight-asian="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1T13:27:50.935000000</meta:creation-date>
    <dc:date>2024-03-01T17:22:54.569000000</dc:date>
    <meta:editing-duration>PT22M52S</meta:editing-duration>
    <meta:editing-cycles>5</meta:editing-cycles>
    <meta:generator>LibreOffice/7.2.7.2$Windows_X86_64 LibreOffice_project/8d71d29d553c0f7dcbfa38fbfda25ee34cce99a2</meta:generator>
    <meta:document-statistic meta:table-count="0" meta:image-count="0" meta:object-count="0" meta:page-count="13" meta:paragraph-count="247" meta:word-count="2373" meta:character-count="15671" meta:non-whitespace-character-count="12994"/>
  </office:meta>
</office:document-meta>
</file>